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098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92">
            <text:p>29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516">
            <text:p>51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8">
            <text:p>51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8329">
            <text:p>2832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863">
            <text:p>2986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234">
            <text:p>3023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1">
            <text:p>2021-04-2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4 - 1.12)">
            <text:p>(0.74 - 1.1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907.5">
            <text:p>907.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28568932378123">
            <text:p>0.0528568932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9047507461134">
            <text:p>1.1904750746</text:p>
          </table:table-cell>
          <table:table-cell table:number-columns-repeated="2" office:value-type="float" office:value="0">
            <text:p>0</text:p>
          </table:table-cell>
          <table:table-cell office:value-type="float" office:value="13.457255779854">
            <text:p>13.457255779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907.625">
            <text:p>907.62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512956369390754">
            <text:p>0.0512956369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8469196432998">
            <text:p>1.1846919643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3.8564744574789">
            <text:p>13.856474457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37.5">
            <text:p>437.5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34736036725325">
            <text:p>0.0334736037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193537578538">
            <text:p>1.1193537579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1.0519486838701">
            <text:p>21.0519486839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680.25">
            <text:p>680.2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49437509631684">
            <text:p>0.034943751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2469641720459">
            <text:p>1.124696417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0.1806736979977">
            <text:p>20.18067369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3023">
            <text:p>13023</text:p>
          </table:table-cell>
          <table:table-cell office:value-type="float" office:value="22038">
            <text:p>22038</text:p>
          </table:table-cell>
          <table:table-cell office:value-type="float" office:value="82.125">
            <text:p>82.125</text:p>
          </table:table-cell>
          <table:table-cell office:value-type="float" office:value="475">
            <text:p>475</text:p>
          </table:table-cell>
          <table:table-cell office:value-type="float" office:value="803.25">
            <text:p>803.25</text:p>
          </table:table-cell>
          <table:table-cell office:value-type="float" office:value="0.0100176872407904">
            <text:p>0.0100176872</text:p>
          </table:table-cell>
          <table:table-cell office:value-type="float" office:value="0.0364739307379252">
            <text:p>0.0364739307</text:p>
          </table:table-cell>
          <table:table-cell office:value-type="float" office:value="0.0364484072964879">
            <text:p>0.0364484073</text:p>
          </table:table-cell>
          <table:table-cell office:value-type="float" office:value="1.03525859929577">
            <text:p>1.0352585993</text:p>
          </table:table-cell>
          <table:table-cell office:value-type="float" office:value="1.13026623892475">
            <text:p>1.1302662389</text:p>
          </table:table-cell>
          <table:table-cell office:value-type="float" office:value="1.13017325887083">
            <text:p>1.1301732589</text:p>
          </table:table-cell>
          <table:table-cell office:value-type="float" office:value="0">
            <text:p>0</text:p>
          </table:table-cell>
          <table:table-cell office:value-type="float" office:value="19.3484111353199">
            <text:p>19.3484111353</text:p>
          </table:table-cell>
          <table:table-cell office:value-type="float" office:value="19.3617202750142">
            <text:p>19.361720275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258">
            <text:p>14258</text:p>
          </table:table-cell>
          <table:table-cell office:value-type="float" office:value="23867">
            <text:p>23867</text:p>
          </table:table-cell>
          <table:table-cell office:value-type="float" office:value="253">
            <text:p>253</text:p>
          </table:table-cell>
          <table:table-cell office:value-type="float" office:value="586">
            <text:p>586</text:p>
          </table:table-cell>
          <table:table-cell office:value-type="float" office:value="849">
            <text:p>849</text:p>
          </table:table-cell>
          <table:table-cell office:value-type="float" office:value="0.0259433962264151">
            <text:p>0.0259433962</text:p>
          </table:table-cell>
          <table:table-cell office:value-type="float" office:value="0.0410997334829569">
            <text:p>0.0410997335</text:p>
          </table:table-cell>
          <table:table-cell office:value-type="float" office:value="0.0355721288808816">
            <text:p>0.0355721289</text:p>
          </table:table-cell>
          <table:table-cell office:value-type="float" office:value="1.09212108401566">
            <text:p>1.092121084</text:p>
          </table:table-cell>
          <table:table-cell office:value-type="float" office:value="1.14715987585139">
            <text:p>1.1471598759</text:p>
          </table:table-cell>
          <table:table-cell office:value-type="float" office:value="1.1269825887352">
            <text:p>1.1269825887</text:p>
          </table:table-cell>
          <table:table-cell office:value-type="float" office:value="27.0627673076432">
            <text:p>27.0627673076</text:p>
          </table:table-cell>
          <table:table-cell office:value-type="float" office:value="17.2092513952588">
            <text:p>17.2092513953</text:p>
          </table:table-cell>
          <table:table-cell office:value-type="float" office:value="19.8302363002302">
            <text:p>19.830236300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0402">
            <text:p>10402</text:p>
          </table:table-cell>
          <table:table-cell office:value-type="float" office:value="14068">
            <text:p>14068</text:p>
          </table:table-cell>
          <table:table-cell office:value-type="float" office:value="23520">
            <text:p>23520</text:p>
          </table:table-cell>
          <table:table-cell office:value-type="float" office:value="406.125">
            <text:p>406.125</text:p>
          </table:table-cell>
          <table:table-cell office:value-type="float" office:value="369.75">
            <text:p>369.75</text:p>
          </table:table-cell>
          <table:table-cell office:value-type="float" office:value="964.375">
            <text:p>964.375</text:p>
          </table:table-cell>
          <table:table-cell office:value-type="float" office:value="0.0390429725052874">
            <text:p>0.0390429725</text:p>
          </table:table-cell>
          <table:table-cell office:value-type="float" office:value="0.0262830537389821">
            <text:p>0.0262830537</text:p>
          </table:table-cell>
          <table:table-cell office:value-type="float" office:value="0.0410023384353742">
            <text:p>0.0410023384</text:p>
          </table:table-cell>
          <table:table-cell office:value-type="float" office:value="1.13963813702452">
            <text:p>1.139638137</text:p>
          </table:table-cell>
          <table:table-cell office:value-type="float" office:value="1.09334465395758">
            <text:p>1.093344654</text:p>
          </table:table-cell>
          <table:table-cell office:value-type="float" office:value="1.14680332036786">
            <text:p>1.1468033204</text:p>
          </table:table-cell>
          <table:table-cell office:value-type="float" office:value="18.0978041825467">
            <text:p>18.0978041825</text:p>
          </table:table-cell>
          <table:table-cell office:value-type="float" office:value="26.7174740624636">
            <text:p>26.7174740625</text:p>
          </table:table-cell>
          <table:table-cell office:value-type="float" office:value="17.2493171454394">
            <text:p>17.249317145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923">
            <text:p>22923</text:p>
          </table:table-cell>
          <table:table-cell office:value-type="float" office:value="399">
            <text:p>399</text:p>
          </table:table-cell>
          <table:table-cell office:value-type="float" office:value="489.125">
            <text:p>489.125</text:p>
          </table:table-cell>
          <table:table-cell office:value-type="float" office:value="818.25">
            <text:p>818.25</text:p>
          </table:table-cell>
          <table:table-cell office:value-type="float" office:value="0.0385135135135135">
            <text:p>0.0385135135</text:p>
          </table:table-cell>
          <table:table-cell office:value-type="float" office:value="0.0340284541533324">
            <text:p>0.0340284542</text:p>
          </table:table-cell>
          <table:table-cell office:value-type="float" office:value="0.0356955895825154">
            <text:p>0.0356955896</text:p>
          </table:table-cell>
          <table:table-cell office:value-type="float" office:value="1.13770454711468">
            <text:p>1.1377045471</text:p>
          </table:table-cell>
          <table:table-cell office:value-type="float" office:value="1.12136914349311">
            <text:p>1.1213691435</text:p>
          </table:table-cell>
          <table:table-cell office:value-type="float" office:value="1.12743194676546">
            <text:p>1.1274319468</text:p>
          </table:table-cell>
          <table:table-cell office:value-type="float" office:value="18.3418965253292">
            <text:p>18.3418965253</text:p>
          </table:table-cell>
          <table:table-cell office:value-type="float" office:value="20.7142754699365">
            <text:p>20.7142754699</text:p>
          </table:table-cell>
          <table:table-cell office:value-type="float" office:value="19.7628340876175">
            <text:p>19.762834087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3065">
            <text:p>23065</text:p>
          </table:table-cell>
          <table:table-cell office:value-type="float" office:value="540.25">
            <text:p>540.25</text:p>
          </table:table-cell>
          <table:table-cell office:value-type="float" office:value="541.625">
            <text:p>541.625</text:p>
          </table:table-cell>
          <table:table-cell office:value-type="float" office:value="816.375">
            <text:p>816.375</text:p>
          </table:table-cell>
          <table:table-cell office:value-type="float" office:value="0.0546038002829998">
            <text:p>0.0546038003</text:p>
          </table:table-cell>
          <table:table-cell office:value-type="float" office:value="0.0336204220980757">
            <text:p>0.0336204221</text:p>
          </table:table-cell>
          <table:table-cell office:value-type="float" office:value="0.0353945371775417">
            <text:p>0.0353945372</text:p>
          </table:table-cell>
          <table:table-cell office:value-type="float" office:value="1.19695718800098">
            <text:p>1.196957188</text:p>
          </table:table-cell>
          <table:table-cell office:value-type="float" office:value="1.11988692959609">
            <text:p>1.1198869296</text:p>
          </table:table-cell>
          <table:table-cell office:value-type="float" office:value="1.12633631571494">
            <text:p>1.1263363157</text:p>
          </table:table-cell>
          <table:table-cell office:value-type="float" office:value="13.0376225629849">
            <text:p>13.037622563</text:p>
          </table:table-cell>
          <table:table-cell office:value-type="float" office:value="20.9615130065419">
            <text:p>20.9615130065</text:p>
          </table:table-cell>
          <table:table-cell office:value-type="float" office:value="19.9280154010835">
            <text:p>19.928015401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741">
            <text:p>24741</text:p>
          </table:table-cell>
          <table:table-cell office:value-type="float" office:value="584.5">
            <text:p>584.5</text:p>
          </table:table-cell>
          <table:table-cell office:value-type="float" office:value="926.75">
            <text:p>926.75</text:p>
          </table:table-cell>
          <table:table-cell office:value-type="float" office:value="549">
            <text:p>549</text:p>
          </table:table-cell>
          <table:table-cell office:value-type="float" office:value="0.0578140454995054">
            <text:p>0.0578140455</text:p>
          </table:table-cell>
          <table:table-cell office:value-type="float" office:value="0.0538745494709917">
            <text:p>0.0538745495</text:p>
          </table:table-cell>
          <table:table-cell office:value-type="float" office:value="0.0221898872317206">
            <text:p>0.0221898872</text:p>
          </table:table-cell>
          <table:table-cell office:value-type="float" office:value="1.20890038840803">
            <text:p>1.2089003884</text:p>
          </table:table-cell>
          <table:table-cell office:value-type="float" office:value="1.19424975862665">
            <text:p>1.1942497586</text:p>
          </table:table-cell>
          <table:table-cell office:value-type="float" office:value="1.07862969185792">
            <text:p>1.0786296919</text:p>
          </table:table-cell>
          <table:table-cell office:value-type="float" office:value="12.3325796033129">
            <text:p>12.3325796033</text:p>
          </table:table-cell>
          <table:table-cell office:value-type="float" office:value="13.2094912755855">
            <text:p>13.2094912756</text:p>
          </table:table-cell>
          <table:table-cell office:value-type="float" office:value="31.5823812755227">
            <text:p>31.582381275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428">
            <text:p>17428</text:p>
          </table:table-cell>
          <table:table-cell office:value-type="float" office:value="25685">
            <text:p>25685</text:p>
          </table:table-cell>
          <table:table-cell office:value-type="float" office:value="312.125">
            <text:p>312.125</text:p>
          </table:table-cell>
          <table:table-cell office:value-type="float" office:value="684.25">
            <text:p>684.25</text:p>
          </table:table-cell>
          <table:table-cell office:value-type="float" office:value="399.25">
            <text:p>399.25</text:p>
          </table:table-cell>
          <table:table-cell office:value-type="float" office:value="0.0299975973089861">
            <text:p>0.0299975973</text:p>
          </table:table-cell>
          <table:table-cell office:value-type="float" office:value="0.0392615331650218">
            <text:p>0.0392615332</text:p>
          </table:table-cell>
          <table:table-cell office:value-type="float" office:value="0.0155440918824216">
            <text:p>0.0155440919</text:p>
          </table:table-cell>
          <table:table-cell office:value-type="float" office:value="1.1067553080363">
            <text:p>1.106755308</text:p>
          </table:table-cell>
          <table:table-cell office:value-type="float" office:value="1.14043664333105">
            <text:p>1.1404366433</text:p>
          </table:table-cell>
          <table:table-cell office:value-type="float" office:value="1.05487789442168">
            <text:p>1.0548778944</text:p>
          </table:table-cell>
          <table:table-cell office:value-type="float" office:value="23.451622998392">
            <text:p>23.4516229984</text:p>
          </table:table-cell>
          <table:table-cell office:value-type="float" office:value="17.9989623693131">
            <text:p>17.99896236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275">
            <text:p>11275</text:p>
          </table:table-cell>
          <table:table-cell office:value-type="float" office:value="16875">
            <text:p>16875</text:p>
          </table:table-cell>
          <table:table-cell office:value-type="float" office:value="26307">
            <text:p>26307</text:p>
          </table:table-cell>
          <table:table-cell office:value-type="float" office:value="369.625">
            <text:p>369.625</text:p>
          </table:table-cell>
          <table:table-cell office:value-type="float" office:value="689.25">
            <text:p>689.25</text:p>
          </table:table-cell>
          <table:table-cell office:value-type="float" office:value="418.5">
            <text:p>418.5</text:p>
          </table:table-cell>
          <table:table-cell office:value-type="float" office:value="0.0327827050997783">
            <text:p>0.0327827051</text:p>
          </table:table-cell>
          <table:table-cell office:value-type="float" office:value="0.0408444444444444">
            <text:p>0.0408444444</text:p>
          </table:table-cell>
          <table:table-cell office:value-type="float" office:value="0.0159083133766678">
            <text:p>0.0159083134</text:p>
          </table:table-cell>
          <table:table-cell office:value-type="float" office:value="1.1168458911264">
            <text:p>1.1168458911</text:p>
          </table:table-cell>
          <table:table-cell office:value-type="float" office:value="1.14622536209383">
            <text:p>1.1462253621</text:p>
          </table:table-cell>
          <table:table-cell office:value-type="float" office:value="1.05617512270994">
            <text:p>1.0561751227</text:p>
          </table:table-cell>
          <table:table-cell office:value-type="float" office:value="21.488395105581">
            <text:p>21.4883951056</text:p>
          </table:table-cell>
          <table:table-cell office:value-type="float" office:value="17.3146764861103">
            <text:p>17.31467648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7060">
            <text:p>17060</text:p>
          </table:table-cell>
          <table:table-cell office:value-type="float" office:value="28184">
            <text:p>28184</text:p>
          </table:table-cell>
          <table:table-cell office:value-type="float" office:value="461.25">
            <text:p>461.25</text:p>
          </table:table-cell>
          <table:table-cell office:value-type="float" office:value="627.5">
            <text:p>627.5</text:p>
          </table:table-cell>
          <table:table-cell office:value-type="float" office:value="703.125">
            <text:p>703.125</text:p>
          </table:table-cell>
          <table:table-cell office:value-type="float" office:value="0.0364077669902913">
            <text:p>0.036407767</text:p>
          </table:table-cell>
          <table:table-cell office:value-type="float" office:value="0.0367819460726846">
            <text:p>0.0367819461</text:p>
          </table:table-cell>
          <table:table-cell office:value-type="float" office:value="0.024947665342038">
            <text:p>0.0249476653</text:p>
          </table:table-cell>
          <table:table-cell office:value-type="float" office:value="1.13002521444057">
            <text:p>1.1300252144</text:p>
          </table:table-cell>
          <table:table-cell office:value-type="float" office:value="1.13138851790591">
            <text:p>1.1313885179</text:p>
          </table:table-cell>
          <table:table-cell office:value-type="float" office:value="1.08853670526893">
            <text:p>1.0885367053</text:p>
          </table:table-cell>
          <table:table-cell office:value-type="float" office:value="19.3829505767392">
            <text:p>19.3829505767</text:p>
          </table:table-cell>
          <table:table-cell office:value-type="float" office:value="19.1892535433565">
            <text:p>19.1892535434</text:p>
          </table:table-cell>
          <table:table-cell office:value-type="float" office:value="28.129200225246">
            <text:p>28.129200225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14090">
            <text:p>14090</text:p>
          </table:table-cell>
          <table:table-cell office:value-type="float" office:value="18293">
            <text:p>18293</text:p>
          </table:table-cell>
          <table:table-cell office:value-type="float" office:value="28935">
            <text:p>28935</text:p>
          </table:table-cell>
          <table:table-cell office:value-type="float" office:value="503.5">
            <text:p>503.5</text:p>
          </table:table-cell>
          <table:table-cell office:value-type="float" office:value="409.5">
            <text:p>409.5</text:p>
          </table:table-cell>
          <table:table-cell office:value-type="float" office:value="712.5">
            <text:p>712.5</text:p>
          </table:table-cell>
          <table:table-cell office:value-type="float" office:value="0.0357345635202271">
            <text:p>0.0357345635</text:p>
          </table:table-cell>
          <table:table-cell office:value-type="float" office:value="0.0223856119827256">
            <text:p>0.022385612</text:p>
          </table:table-cell>
          <table:table-cell office:value-type="float" office:value="0.0246241575946086">
            <text:p>0.0246241576</text:p>
          </table:table-cell>
          <table:table-cell office:value-type="float" office:value="1.12757381201956">
            <text:p>1.127573812</text:p>
          </table:table-cell>
          <table:table-cell office:value-type="float" office:value="1.07933182856227">
            <text:p>1.0793318286</text:p>
          </table:table-cell>
          <table:table-cell office:value-type="float" office:value="1.08737299589013">
            <text:p>1.0873729959</text:p>
          </table:table-cell>
          <table:table-cell office:value-type="float" office:value="19.7416533405649">
            <text:p>19.7416533406</text:p>
          </table:table-cell>
          <table:table-cell office:value-type="float" office:value="31.3092542166604">
            <text:p>31.3092542167</text:p>
          </table:table-cell>
          <table:table-cell office:value-type="float" office:value="28.4942403036419">
            <text:p>28.494240303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3615">
            <text:p>13615</text:p>
          </table:table-cell>
          <table:table-cell office:value-type="float" office:value="18897">
            <text:p>18897</text:p>
          </table:table-cell>
          <table:table-cell office:value-type="float" office:value="26933">
            <text:p>26933</text:p>
          </table:table-cell>
          <table:table-cell office:value-type="float" office:value="541.125">
            <text:p>541.125</text:p>
          </table:table-cell>
          <table:table-cell office:value-type="float" office:value="271.625">
            <text:p>271.625</text:p>
          </table:table-cell>
          <table:table-cell office:value-type="float" office:value="848.625">
            <text:p>848.625</text:p>
          </table:table-cell>
          <table:table-cell office:value-type="float" office:value="0.0397447668013221">
            <text:p>0.0397447668</text:p>
          </table:table-cell>
          <table:table-cell office:value-type="float" office:value="0.0143739747049796">
            <text:p>0.0143739747</text:p>
          </table:table-cell>
          <table:table-cell office:value-type="float" office:value="0.031508743920098">
            <text:p>0.0315087439</text:p>
          </table:table-cell>
          <table:table-cell office:value-type="float" office:value="1.14220279092129">
            <text:p>1.1422027909</text:p>
          </table:table-cell>
          <table:table-cell office:value-type="float" office:value="1.05071386931911">
            <text:p>1.0507138693</text:p>
          </table:table-cell>
          <table:table-cell office:value-type="float" office:value="1.11222649356945">
            <text:p>1.1122264936</text:p>
          </table:table-cell>
          <table:table-cell office:value-type="float" office:value="17.7842832869854">
            <text:p>17.784283287</text:p>
          </table:table-cell>
          <table:table-cell office:value-type="float" office:value="0">
            <text:p>0</text:p>
          </table:table-cell>
          <table:table-cell office:value-type="float" office:value="22.3433476193724">
            <text:p>22.343347619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498">
            <text:p>13498</text:p>
          </table:table-cell>
          <table:table-cell office:value-type="float" office:value="19402">
            <text:p>19402</text:p>
          </table:table-cell>
          <table:table-cell office:value-type="float" office:value="26532">
            <text:p>26532</text:p>
          </table:table-cell>
          <table:table-cell office:value-type="float" office:value="540.625">
            <text:p>540.625</text:p>
          </table:table-cell>
          <table:table-cell office:value-type="float" office:value="898.75">
            <text:p>898.75</text:p>
          </table:table-cell>
          <table:table-cell office:value-type="float" office:value="387.375">
            <text:p>387.375</text:p>
          </table:table-cell>
          <table:table-cell office:value-type="float" office:value="0.0400522299599941">
            <text:p>0.04005223</text:p>
          </table:table-cell>
          <table:table-cell office:value-type="float" office:value="0.0463225440676219">
            <text:p>0.0463225441</text:p>
          </table:table-cell>
          <table:table-cell office:value-type="float" office:value="0.0146002939846223">
            <text:p>0.014600294</text:p>
          </table:table-cell>
          <table:table-cell office:value-type="float" office:value="1.14332699986453">
            <text:p>1.1433269999</text:p>
          </table:table-cell>
          <table:table-cell office:value-type="float" office:value="1.16633462929091">
            <text:p>1.1663346293</text:p>
          </table:table-cell>
          <table:table-cell office:value-type="float" office:value="1.05151883937168">
            <text:p>1.0515188394</text:p>
          </table:table-cell>
          <table:table-cell office:value-type="float" office:value="17.6503873851281">
            <text:p>17.6503873851</text:p>
          </table:table-cell>
          <table:table-cell office:value-type="float" office:value="15.3074536258633">
            <text:p>15.3074536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3610">
            <text:p>13610</text:p>
          </table:table-cell>
          <table:table-cell office:value-type="float" office:value="21001">
            <text:p>21001</text:p>
          </table:table-cell>
          <table:table-cell office:value-type="float" office:value="29072">
            <text:p>29072</text:p>
          </table:table-cell>
          <table:table-cell office:value-type="float" office:value="452.5">
            <text:p>452.5</text:p>
          </table:table-cell>
          <table:table-cell office:value-type="float" office:value="502.125">
            <text:p>502.125</text:p>
          </table:table-cell>
          <table:table-cell office:value-type="float" office:value="1210.625">
            <text:p>1210.625</text:p>
          </table:table-cell>
          <table:table-cell office:value-type="float" office:value="0.0332476120499633">
            <text:p>0.033247612</text:p>
          </table:table-cell>
          <table:table-cell office:value-type="float" office:value="0.0239095757344888">
            <text:p>0.0239095757</text:p>
          </table:table-cell>
          <table:table-cell office:value-type="float" office:value="0.0416423018712163">
            <text:p>0.0416423019</text:p>
          </table:table-cell>
          <table:table-cell office:value-type="float" office:value="1.11853323344064">
            <text:p>1.1185332334</text:p>
          </table:table-cell>
          <table:table-cell office:value-type="float" office:value="1.08480398398185">
            <text:p>1.084803984</text:p>
          </table:table-cell>
          <table:table-cell office:value-type="float" office:value="1.14914685590732">
            <text:p>1.1491468559</text:p>
          </table:table-cell>
          <table:table-cell office:value-type="float" office:value="21.19271341233">
            <text:p>21.1927134123</text:p>
          </table:table-cell>
          <table:table-cell office:value-type="float" office:value="29.3355676363563">
            <text:p>29.3355676364</text:p>
          </table:table-cell>
          <table:table-cell office:value-type="float" office:value="16.9894827731912">
            <text:p>16.989482773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14275">
            <text:p>14275</text:p>
          </table:table-cell>
          <table:table-cell office:value-type="float" office:value="21190">
            <text:p>21190</text:p>
          </table:table-cell>
          <table:table-cell office:value-type="float" office:value="30417">
            <text:p>30417</text:p>
          </table:table-cell>
          <table:table-cell office:value-type="float" office:value="321.625">
            <text:p>321.625</text:p>
          </table:table-cell>
          <table:table-cell office:value-type="float" office:value="591.875">
            <text:p>591.875</text:p>
          </table:table-cell>
          <table:table-cell office:value-type="float" office:value="1258.875">
            <text:p>1258.875</text:p>
          </table:table-cell>
          <table:table-cell office:value-type="float" office:value="0.0225306479859895">
            <text:p>0.022530648</text:p>
          </table:table-cell>
          <table:table-cell office:value-type="float" office:value="0.0279318074563473">
            <text:p>0.0279318075</text:p>
          </table:table-cell>
          <table:table-cell office:value-type="float" office:value="0.0413872176743269">
            <text:p>0.0413872177</text:p>
          </table:table-cell>
          <table:table-cell office:value-type="float" office:value="1.07985222294435">
            <text:p>1.0798522229</text:p>
          </table:table-cell>
          <table:table-cell office:value-type="float" office:value="1.09929049039806">
            <text:p>1.0992904904</text:p>
          </table:table-cell>
          <table:table-cell office:value-type="float" office:value="1.14821254936232">
            <text:p>1.1482125494</text:p>
          </table:table-cell>
          <table:table-cell office:value-type="float" office:value="31.1099224654504">
            <text:p>31.1099224655</text:p>
          </table:table-cell>
          <table:table-cell office:value-type="float" office:value="25.1606761076533">
            <text:p>25.1606761077</text:p>
          </table:table-cell>
          <table:table-cell office:value-type="float" office:value="17.0920876337027">
            <text:p>17.092087633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14905">
            <text:p>14905</text:p>
          </table:table-cell>
          <table:table-cell office:value-type="float" office:value="19925">
            <text:p>19925</text:p>
          </table:table-cell>
          <table:table-cell office:value-type="float" office:value="32345">
            <text:p>32345</text:p>
          </table:table-cell>
          <table:table-cell office:value-type="float" office:value="253.875">
            <text:p>253.875</text:p>
          </table:table-cell>
          <table:table-cell office:value-type="float" office:value="722">
            <text:p>722</text:p>
          </table:table-cell>
          <table:table-cell office:value-type="float" office:value="1720">
            <text:p>1720</text:p>
          </table:table-cell>
          <table:table-cell office:value-type="float" office:value="0.0170328748742033">
            <text:p>0.0170328749</text:p>
          </table:table-cell>
          <table:table-cell office:value-type="float" office:value="0.0362358845671267">
            <text:p>0.0362358846</text:p>
          </table:table-cell>
          <table:table-cell office:value-type="float" office:value="0.0531766888236203">
            <text:p>0.0531766888</text:p>
          </table:table-cell>
          <table:table-cell office:value-type="float" office:value="1.06018369495961">
            <text:p>1.060183695</text:p>
          </table:table-cell>
          <table:table-cell office:value-type="float" office:value="1.12939915307245">
            <text:p>1.1293991531</text:p>
          </table:table-cell>
          <table:table-cell office:value-type="float" office:value="1.19166082094179">
            <text:p>1.1916608209</text:p>
          </table:table-cell>
          <table:table-cell office:value-type="float" office:value="0">
            <text:p>0</text:p>
          </table:table-cell>
          <table:table-cell office:value-type="float" office:value="19.4732676977252">
            <text:p>19.4732676977</text:p>
          </table:table-cell>
          <table:table-cell office:value-type="float" office:value="13.3783749300482">
            <text:p>13.3783749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599">
            <text:p>599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5236">
            <text:p>15236</text:p>
          </table:table-cell>
          <table:table-cell office:value-type="float" office:value="21534">
            <text:p>21534</text:p>
          </table:table-cell>
          <table:table-cell office:value-type="float" office:value="36262">
            <text:p>36262</text:p>
          </table:table-cell>
          <table:table-cell office:value-type="float" office:value="698.5">
            <text:p>698.5</text:p>
          </table:table-cell>
          <table:table-cell office:value-type="float" office:value="1195.375">
            <text:p>1195.375</text:p>
          </table:table-cell>
          <table:table-cell office:value-type="float" office:value="1988.5">
            <text:p>1988.5</text:p>
          </table:table-cell>
          <table:table-cell office:value-type="float" office:value="0.0458453662378577">
            <text:p>0.0458453662</text:p>
          </table:table-cell>
          <table:table-cell office:value-type="float" office:value="0.0555110522894028">
            <text:p>0.0555110523</text:p>
          </table:table-cell>
          <table:table-cell office:value-type="float" office:value="0.054837019469417">
            <text:p>0.0548370195</text:p>
          </table:table-cell>
          <table:table-cell office:value-type="float" office:value="1.16457830513925">
            <text:p>1.1645783051</text:p>
          </table:table-cell>
          <table:table-cell office:value-type="float" office:value="1.20032837778841">
            <text:p>1.2003283778</text:p>
          </table:table-cell>
          <table:table-cell office:value-type="float" office:value="1.19782348160337">
            <text:p>1.1978234816</text:p>
          </table:table-cell>
          <table:table-cell office:value-type="float" office:value="15.4632263187863">
            <text:p>15.4632263188</text:p>
          </table:table-cell>
          <table:table-cell office:value-type="float" office:value="12.8301049245363">
            <text:p>12.8301049245</text:p>
          </table:table-cell>
          <table:table-cell office:value-type="float" office:value="12.9836223162192">
            <text:p>12.983622316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6600">
            <text:p>16600</text:p>
          </table:table-cell>
          <table:table-cell office:value-type="float" office:value="22850">
            <text:p>22850</text:p>
          </table:table-cell>
          <table:table-cell office:value-type="float" office:value="38463">
            <text:p>38463</text:p>
          </table:table-cell>
          <table:table-cell office:value-type="float" office:value="373.875">
            <text:p>373.875</text:p>
          </table:table-cell>
          <table:table-cell office:value-type="float" office:value="999.25">
            <text:p>999.25</text:p>
          </table:table-cell>
          <table:table-cell office:value-type="float" office:value="1688.25">
            <text:p>1688.25</text:p>
          </table:table-cell>
          <table:table-cell office:value-type="float" office:value="0.0225225903614458">
            <text:p>0.0225225904</text:p>
          </table:table-cell>
          <table:table-cell office:value-type="float" office:value="0.0437308533916849">
            <text:p>0.0437308534</text:p>
          </table:table-cell>
          <table:table-cell office:value-type="float" office:value="0.0438928320723812">
            <text:p>0.0438928321</text:p>
          </table:table-cell>
          <table:table-cell office:value-type="float" office:value="1.07982330973518">
            <text:p>1.0798233097</text:p>
          </table:table-cell>
          <table:table-cell office:value-type="float" office:value="1.15680626644609">
            <text:p>1.1568062664</text:p>
          </table:table-cell>
          <table:table-cell office:value-type="float" office:value="1.15740101043971">
            <text:p>1.1574010104</text:p>
          </table:table-cell>
          <table:table-cell office:value-type="float" office:value="31.1209291983473">
            <text:p>31.1209291983</text:p>
          </table:table-cell>
          <table:table-cell office:value-type="float" office:value="16.1944021467373">
            <text:p>16.1944021467</text:p>
          </table:table-cell>
          <table:table-cell office:value-type="float" office:value="16.135900471396">
            <text:p>16.135900471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16670">
            <text:p>16670</text:p>
          </table:table-cell>
          <table:table-cell office:value-type="float" office:value="22916">
            <text:p>22916</text:p>
          </table:table-cell>
          <table:table-cell office:value-type="float" office:value="38317">
            <text:p>38317</text:p>
          </table:table-cell>
          <table:table-cell office:value-type="float" office:value="412">
            <text:p>412</text:p>
          </table:table-cell>
          <table:table-cell office:value-type="float" office:value="763.75">
            <text:p>763.75</text:p>
          </table:table-cell>
          <table:table-cell office:value-type="float" office:value="2171.875">
            <text:p>2171.875</text:p>
          </table:table-cell>
          <table:table-cell office:value-type="float" office:value="0.0247150569886023">
            <text:p>0.024715057</text:p>
          </table:table-cell>
          <table:table-cell office:value-type="float" office:value="0.0333282422761389">
            <text:p>0.0333282423</text:p>
          </table:table-cell>
          <table:table-cell office:value-type="float" office:value="0.056681760054284">
            <text:p>0.0566817601</text:p>
          </table:table-cell>
          <table:table-cell office:value-type="float" office:value="1.08769993418233">
            <text:p>1.0876999342</text:p>
          </table:table-cell>
          <table:table-cell office:value-type="float" office:value="1.11882596056359">
            <text:p>1.1188259606</text:p>
          </table:table-cell>
          <table:table-cell office:value-type="float" office:value="1.20468329115878">
            <text:p>1.2046832912</text:p>
          </table:table-cell>
          <table:table-cell office:value-type="float" office:value="28.3907058383735">
            <text:p>28.3907058384</text:p>
          </table:table-cell>
          <table:table-cell office:value-type="float" office:value="21.1422717630421">
            <text:p>21.142271763</text:p>
          </table:table-cell>
          <table:table-cell office:value-type="float" office:value="12.5721410039259">
            <text:p>12.572141003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2">
            <text:p>322</text:p>
          </table:table-cell>
          <table:table-cell office:value-type="float" office:value="15892">
            <text:p>15892</text:p>
          </table:table-cell>
          <table:table-cell office:value-type="float" office:value="24302">
            <text:p>24302</text:p>
          </table:table-cell>
          <table:table-cell office:value-type="float" office:value="40401">
            <text:p>40401</text:p>
          </table:table-cell>
          <table:table-cell office:value-type="float" office:value="557.125">
            <text:p>557.125</text:p>
          </table:table-cell>
          <table:table-cell office:value-type="float" office:value="1134.125">
            <text:p>1134.125</text:p>
          </table:table-cell>
          <table:table-cell office:value-type="float" office:value="1880.125">
            <text:p>1880.125</text:p>
          </table:table-cell>
          <table:table-cell office:value-type="float" office:value="0.0350569468915177">
            <text:p>0.0350569469</text:p>
          </table:table-cell>
          <table:table-cell office:value-type="float" office:value="0.0466679697144268">
            <text:p>0.0466679697</text:p>
          </table:table-cell>
          <table:table-cell office:value-type="float" office:value="0.0465365956288211">
            <text:p>0.0465365956</text:p>
          </table:table-cell>
          <table:table-cell office:value-type="float" office:value="1.12510813359001">
            <text:p>1.1251081336</text:p>
          </table:table-cell>
          <table:table-cell office:value-type="float" office:value="1.16760657681914">
            <text:p>1.1676065768</text:p>
          </table:table-cell>
          <table:table-cell office:value-type="float" office:value="1.16712276797701">
            <text:p>1.167122768</text:p>
          </table:table-cell>
          <table:table-cell office:value-type="float" office:value="20.1166183366551">
            <text:p>20.1166183367</text:p>
          </table:table-cell>
          <table:table-cell office:value-type="float" office:value="15.1966781875234">
            <text:p>15.1966781875</text:p>
          </table:table-cell>
          <table:table-cell office:value-type="float" office:value="15.238615127245">
            <text:p>15.238615127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5845">
            <text:p>25845</text:p>
          </table:table-cell>
          <table:table-cell office:value-type="float" office:value="41798">
            <text:p>41798</text:p>
          </table:table-cell>
          <table:table-cell office:value-type="float" office:value="555.25">
            <text:p>555.25</text:p>
          </table:table-cell>
          <table:table-cell office:value-type="float" office:value="1146.25">
            <text:p>1146.25</text:p>
          </table:table-cell>
          <table:table-cell office:value-type="float" office:value="1554.75">
            <text:p>1554.75</text:p>
          </table:table-cell>
          <table:table-cell office:value-type="float" office:value="0.036388360967298">
            <text:p>0.036388361</text:p>
          </table:table-cell>
          <table:table-cell office:value-type="float" office:value="0.0443509382859354">
            <text:p>0.0443509383</text:p>
          </table:table-cell>
          <table:table-cell office:value-type="float" office:value="0.0371967558256376">
            <text:p>0.0371967558</text:p>
          </table:table-cell>
          <table:table-cell office:value-type="float" office:value="1.12995452450076">
            <text:p>1.1299545245</text:p>
          </table:table-cell>
          <table:table-cell office:value-type="float" office:value="1.15908361522539">
            <text:p>1.1590836152</text:p>
          </table:table-cell>
          <table:table-cell office:value-type="float" office:value="1.13290049873188">
            <text:p>1.1329004987</text:p>
          </table:table-cell>
          <table:table-cell office:value-type="float" office:value="19.3931049172549">
            <text:p>19.3931049173</text:p>
          </table:table-cell>
          <table:table-cell office:value-type="float" office:value="15.9727596321605">
            <text:p>15.9727596322</text:p>
          </table:table-cell>
          <table:table-cell office:value-type="float" office:value="18.9790778946777">
            <text:p>18.979077894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6360">
            <text:p>16360</text:p>
          </table:table-cell>
          <table:table-cell office:value-type="float" office:value="27475">
            <text:p>27475</text:p>
          </table:table-cell>
          <table:table-cell office:value-type="float" office:value="43959">
            <text:p>43959</text:p>
          </table:table-cell>
          <table:table-cell office:value-type="float" office:value="549.875">
            <text:p>549.875</text:p>
          </table:table-cell>
          <table:table-cell office:value-type="float" office:value="1201">
            <text:p>1201</text:p>
          </table:table-cell>
          <table:table-cell office:value-type="float" office:value="857.625">
            <text:p>857.625</text:p>
          </table:table-cell>
          <table:table-cell office:value-type="float" office:value="0.0336109413202934">
            <text:p>0.0336109413</text:p>
          </table:table-cell>
          <table:table-cell office:value-type="float" office:value="0.043712465878071">
            <text:p>0.0437124659</text:p>
          </table:table-cell>
          <table:table-cell office:value-type="float" office:value="0.0195096567255852">
            <text:p>0.0195096567</text:p>
          </table:table-cell>
          <table:table-cell office:value-type="float" office:value="1.11985249755884">
            <text:p>1.1198524976</text:p>
          </table:table-cell>
          <table:table-cell office:value-type="float" office:value="1.15673875873261">
            <text:p>1.1567387587</text:p>
          </table:table-cell>
          <table:table-cell office:value-type="float" office:value="1.06902982688243">
            <text:p>1.0690298269</text:p>
          </table:table-cell>
          <table:table-cell office:value-type="float" office:value="20.9673290166641">
            <text:p>20.9673290167</text:p>
          </table:table-cell>
          <table:table-cell office:value-type="float" office:value="16.2010705442802">
            <text:p>16.2010705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475">
            <text:p>475</text:p>
          </table:table-cell>
          <table:table-cell office:value-type="float" office:value="17105">
            <text:p>17105</text:p>
          </table:table-cell>
          <table:table-cell office:value-type="float" office:value="28350">
            <text:p>28350</text:p>
          </table:table-cell>
          <table:table-cell office:value-type="float" office:value="47384">
            <text:p>47384</text:p>
          </table:table-cell>
          <table:table-cell office:value-type="float" office:value="500.5">
            <text:p>500.5</text:p>
          </table:table-cell>
          <table:table-cell office:value-type="float" office:value="557.5">
            <text:p>557.5</text:p>
          </table:table-cell>
          <table:table-cell office:value-type="float" office:value="946.875">
            <text:p>946.875</text:p>
          </table:table-cell>
          <table:table-cell office:value-type="float" office:value="0.0292604501607717">
            <text:p>0.0292604502</text:p>
          </table:table-cell>
          <table:table-cell office:value-type="float" office:value="0.0196649029982363">
            <text:p>0.019664903</text:p>
          </table:table-cell>
          <table:table-cell office:value-type="float" office:value="0.0199830111430019">
            <text:p>0.0199830111</text:p>
          </table:table-cell>
          <table:table-cell office:value-type="float" office:value="1.10408967649218">
            <text:p>1.1040896765</text:p>
          </table:table-cell>
          <table:table-cell office:value-type="float" office:value="1.06958510897729">
            <text:p>1.069585109</text:p>
          </table:table-cell>
          <table:table-cell office:value-type="float" office:value="1.07072320763982">
            <text:p>1.0707232076</text:p>
          </table:table-cell>
          <table:table-cell office:value-type="float" office:value="24.0337838895437">
            <text:p>24.03378388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18326">
            <text:p>18326</text:p>
          </table:table-cell>
          <table:table-cell office:value-type="float" office:value="30070">
            <text:p>30070</text:p>
          </table:table-cell>
          <table:table-cell office:value-type="float" office:value="50327">
            <text:p>50327</text:p>
          </table:table-cell>
          <table:table-cell office:value-type="float" office:value="735.25">
            <text:p>735.25</text:p>
          </table:table-cell>
          <table:table-cell office:value-type="float" office:value="1389.75">
            <text:p>1389.75</text:p>
          </table:table-cell>
          <table:table-cell office:value-type="float" office:value="797.375">
            <text:p>797.375</text:p>
          </table:table-cell>
          <table:table-cell office:value-type="float" office:value="0.0401205936920223">
            <text:p>0.0401205937</text:p>
          </table:table-cell>
          <table:table-cell office:value-type="float" office:value="0.0462171599600931">
            <text:p>0.04621716</text:p>
          </table:table-cell>
          <table:table-cell office:value-type="float" office:value="0.0158438810181414">
            <text:p>0.015843881</text:p>
          </table:table-cell>
          <table:table-cell office:value-type="float" office:value="1.14357701551695">
            <text:p>1.1435770155</text:p>
          </table:table-cell>
          <table:table-cell office:value-type="float" office:value="1.16594667057489">
            <text:p>1.1659466706</text:p>
          </table:table-cell>
          <table:table-cell office:value-type="float" office:value="1.0559455995523">
            <text:p>1.0559455996</text:p>
          </table:table-cell>
          <table:table-cell office:value-type="float" office:value="17.6208947838643">
            <text:p>17.6208947839</text:p>
          </table:table-cell>
          <table:table-cell office:value-type="float" office:value="15.3415791213978">
            <text:p>15.3415791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20014">
            <text:p>20014</text:p>
          </table:table-cell>
          <table:table-cell office:value-type="float" office:value="30968">
            <text:p>30968</text:p>
          </table:table-cell>
          <table:table-cell office:value-type="float" office:value="49412">
            <text:p>49412</text:p>
          </table:table-cell>
          <table:table-cell office:value-type="float" office:value="969.375">
            <text:p>969.375</text:p>
          </table:table-cell>
          <table:table-cell office:value-type="float" office:value="1015.75">
            <text:p>1015.75</text:p>
          </table:table-cell>
          <table:table-cell office:value-type="float" office:value="669.5">
            <text:p>669.5</text:p>
          </table:table-cell>
          <table:table-cell office:value-type="float" office:value="0.0484348456080743">
            <text:p>0.0484348456</text:p>
          </table:table-cell>
          <table:table-cell office:value-type="float" office:value="0.032799987083441">
            <text:p>0.0327999871</text:p>
          </table:table-cell>
          <table:table-cell office:value-type="float" office:value="0.0135493402412369">
            <text:p>0.0135493402</text:p>
          </table:table-cell>
          <table:table-cell office:value-type="float" office:value="1.17411999079565">
            <text:p>1.1741199908</text:p>
          </table:table-cell>
          <table:table-cell office:value-type="float" office:value="1.11690859953128">
            <text:p>1.1169085995</text:p>
          </table:table-cell>
          <table:table-cell office:value-type="float" office:value="1.04778251670144">
            <text:p>1.0477825167</text:p>
          </table:table-cell>
          <table:table-cell office:value-type="float" office:value="14.654761211744">
            <text:p>14.6547612117</text:p>
          </table:table-cell>
          <table:table-cell office:value-type="float" office:value="21.4772537440299">
            <text:p>21.477253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21224">
            <text:p>21224</text:p>
          </table:table-cell>
          <table:table-cell office:value-type="float" office:value="31298">
            <text:p>31298</text:p>
          </table:table-cell>
          <table:table-cell office:value-type="float" office:value="47294">
            <text:p>47294</text:p>
          </table:table-cell>
          <table:table-cell office:value-type="float" office:value="939.5">
            <text:p>939.5</text:p>
          </table:table-cell>
          <table:table-cell office:value-type="float" office:value="481.75">
            <text:p>481.75</text:p>
          </table:table-cell>
          <table:table-cell office:value-type="float" office:value="762.625">
            <text:p>762.625</text:p>
          </table:table-cell>
          <table:table-cell office:value-type="float" office:value="0.0442659253675085">
            <text:p>0.0442659254</text:p>
          </table:table-cell>
          <table:table-cell office:value-type="float" office:value="0.0153923573391271">
            <text:p>0.0153923573</text:p>
          </table:table-cell>
          <table:table-cell office:value-type="float" office:value="0.0161251955850636">
            <text:p>0.0161251956</text:p>
          </table:table-cell>
          <table:table-cell office:value-type="float" office:value="1.15877130419762">
            <text:p>1.1587713042</text:p>
          </table:table-cell>
          <table:table-cell office:value-type="float" office:value="1.05433762302928">
            <text:p>1.054337623</text:p>
          </table:table-cell>
          <table:table-cell office:value-type="float" office:value="1.05694782753573">
            <text:p>1.0569478275</text:p>
          </table:table-cell>
          <table:table-cell office:value-type="float" office:value="16.0027793117353">
            <text:p>16.00277931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8">
            <text:p>368</text:p>
          </table:table-cell>
          <table:table-cell office:value-type="float" office:value="21132">
            <text:p>21132</text:p>
          </table:table-cell>
          <table:table-cell office:value-type="float" office:value="33610">
            <text:p>33610</text:p>
          </table:table-cell>
          <table:table-cell office:value-type="float" office:value="47903">
            <text:p>47903</text:p>
          </table:table-cell>
          <table:table-cell office:value-type="float" office:value="1014.875">
            <text:p>1014.875</text:p>
          </table:table-cell>
          <table:table-cell office:value-type="float" office:value="539.25">
            <text:p>539.25</text:p>
          </table:table-cell>
          <table:table-cell office:value-type="float" office:value="565.5">
            <text:p>565.5</text:p>
          </table:table-cell>
          <table:table-cell office:value-type="float" office:value="0.0480255063410941">
            <text:p>0.0480255063</text:p>
          </table:table-cell>
          <table:table-cell office:value-type="float" office:value="0.0160443320440345">
            <text:p>0.016044332</text:p>
          </table:table-cell>
          <table:table-cell office:value-type="float" office:value="0.0118051061520155">
            <text:p>0.0118051062</text:p>
          </table:table-cell>
          <table:table-cell office:value-type="float" office:value="1.17260991274209">
            <text:p>1.1726099127</text:p>
          </table:table-cell>
          <table:table-cell office:value-type="float" office:value="1.05665970651197">
            <text:p>1.0566597065</text:p>
          </table:table-cell>
          <table:table-cell office:value-type="float" office:value="1.04159101817332">
            <text:p>1.0415910182</text:p>
          </table:table-cell>
          <table:table-cell office:value-type="float" office:value="14.7767610602417">
            <text:p>14.77676106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4684">
            <text:p>34684</text:p>
          </table:table-cell>
          <table:table-cell office:value-type="float" office:value="49784">
            <text:p>49784</text:p>
          </table:table-cell>
          <table:table-cell office:value-type="float" office:value="1039.75">
            <text:p>1039.75</text:p>
          </table:table-cell>
          <table:table-cell office:value-type="float" office:value="-241.75">
            <text:p>-241.75</text:p>
          </table:table-cell>
          <table:table-cell office:value-type="float" office:value="768.375">
            <text:p>768.375</text:p>
          </table:table-cell>
          <table:table-cell office:value-type="float" office:value="0.0470773340577742">
            <text:p>0.0470773341</text:p>
          </table:table-cell>
          <table:table-cell office:value-type="float" office:value="-0.0069700726559797">
            <text:p>-0.0069700727</text:p>
          </table:table-cell>
          <table:table-cell office:value-type="float" office:value="0.0154341756387594">
            <text:p>0.0154341756</text:p>
          </table:table-cell>
          <table:table-cell office:value-type="float" office:value="1.1691145689509">
            <text:p>1.169114569</text:p>
          </table:table-cell>
          <table:table-cell office:value-type="float" office:value="0.975699966253217">
            <text:p>0.9756999663</text:p>
          </table:table-cell>
          <table:table-cell office:value-type="float" office:value="1.05448651373985">
            <text:p>1.0544865137</text:p>
          </table:table-cell>
          <table:table-cell office:value-type="float" office:value="15.0675025415981">
            <text:p>15.0675025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334">
            <text:p>34334</text:p>
          </table:table-cell>
          <table:table-cell office:value-type="float" office:value="48024">
            <text:p>48024</text:p>
          </table:table-cell>
          <table:table-cell office:value-type="float" office:value="770.125">
            <text:p>770.125</text:p>
          </table:table-cell>
          <table:table-cell office:value-type="float" office:value="-219.5">
            <text:p>-219.5</text:p>
          </table:table-cell>
          <table:table-cell office:value-type="float" office:value="-342.5">
            <text:p>-342.5</text:p>
          </table:table-cell>
          <table:table-cell office:value-type="float" office:value="0.0334633266707222">
            <text:p>0.0334633267</text:p>
          </table:table-cell>
          <table:table-cell office:value-type="float" office:value="-0.00639307974602435">
            <text:p>-0.0063930797</text:p>
          </table:table-cell>
          <table:table-cell office:value-type="float" office:value="-0.00713185074129602">
            <text:p>-0.0071318507</text:p>
          </table:table-cell>
          <table:table-cell office:value-type="float" office:value="1.119316440042">
            <text:p>1.11931644</text:p>
          </table:table-cell>
          <table:table-cell office:value-type="float" office:value="0.977704328967447">
            <text:p>0.977704329</text:p>
          </table:table-cell>
          <table:table-cell office:value-type="float" office:value="0.975138214463656">
            <text:p>0.9751382145</text:p>
          </table:table-cell>
          <table:table-cell office:value-type="float" office:value="21.0583087192806">
            <text:p>21.0583087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260">
            <text:p>33260</text:p>
          </table:table-cell>
          <table:table-cell office:value-type="float" office:value="49974">
            <text:p>49974</text:p>
          </table:table-cell>
          <table:table-cell office:value-type="float" office:value="489.5">
            <text:p>489.5</text:p>
          </table:table-cell>
          <table:table-cell office:value-type="float" office:value="370.25">
            <text:p>370.25</text:p>
          </table:table-cell>
          <table:table-cell office:value-type="float" office:value="-414.875">
            <text:p>-414.875</text:p>
          </table:table-cell>
          <table:table-cell office:value-type="float" office:value="0.020498324958124">
            <text:p>0.020498325</text:p>
          </table:table-cell>
          <table:table-cell office:value-type="float" office:value="0.0111319903788334">
            <text:p>0.0111319904</text:p>
          </table:table-cell>
          <table:table-cell office:value-type="float" office:value="-0.0083018169448113">
            <text:p>-0.0083018169</text:p>
          </table:table-cell>
          <table:table-cell office:value-type="float" office:value="1.07256769275257">
            <text:p>1.0725676928</text:p>
          </table:table-cell>
          <table:table-cell office:value-type="float" office:value="1.03920485189711">
            <text:p>1.0392048519</text:p>
          </table:table-cell>
          <table:table-cell office:value-type="float" office:value="0.971078724215747">
            <text:p>0.9710787242</text:p>
          </table:table-cell>
          <table:table-cell office:value-type="float" office:value="34.1602221162601">
            <text:p>34.16022211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224">
            <text:p>25224</text:p>
          </table:table-cell>
          <table:table-cell office:value-type="float" office:value="33702">
            <text:p>33702</text:p>
          </table:table-cell>
          <table:table-cell office:value-type="float" office:value="52812">
            <text:p>52812</text:p>
          </table:table-cell>
          <table:table-cell office:value-type="float" office:value="512.5">
            <text:p>512.5</text:p>
          </table:table-cell>
          <table:table-cell office:value-type="float" office:value="676.375">
            <text:p>676.375</text:p>
          </table:table-cell>
          <table:table-cell office:value-type="float" office:value="-328.375">
            <text:p>-328.375</text:p>
          </table:table-cell>
          <table:table-cell office:value-type="float" office:value="0.0203179511576277">
            <text:p>0.0203179512</text:p>
          </table:table-cell>
          <table:table-cell office:value-type="float" office:value="0.0200692837220343">
            <text:p>0.0200692837</text:p>
          </table:table-cell>
          <table:table-cell office:value-type="float" office:value="-0.00621781034613345">
            <text:p>-0.0062178103</text:p>
          </table:table-cell>
          <table:table-cell office:value-type="float" office:value="1.07192195456461">
            <text:p>1.0719219546</text:p>
          </table:table-cell>
          <table:table-cell office:value-type="float" office:value="1.07103193427939">
            <text:p>1.0710319343</text:p>
          </table:table-cell>
          <table:table-cell office:value-type="float" office:value="0.978313439672914">
            <text:p>0.9783134397</text:p>
          </table:table-cell>
          <table:table-cell office:value-type="float" office:value="34.4604253751249">
            <text:p>34.4604253751</text:p>
          </table:table-cell>
          <table:table-cell office:value-type="float" office:value="34.8831397891598">
            <text:p>34.883139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014">
            <text:p>26014</text:p>
          </table:table-cell>
          <table:table-cell office:value-type="float" office:value="34748">
            <text:p>34748</text:p>
          </table:table-cell>
          <table:table-cell office:value-type="float" office:value="49778">
            <text:p>49778</text:p>
          </table:table-cell>
          <table:table-cell office:value-type="float" office:value="24.375">
            <text:p>24.375</text:p>
          </table:table-cell>
          <table:table-cell office:value-type="float" office:value="569.25">
            <text:p>569.25</text:p>
          </table:table-cell>
          <table:table-cell office:value-type="float" office:value="-275">
            <text:p>-275</text:p>
          </table:table-cell>
          <table:table-cell office:value-type="float" office:value="0.000936995463980933">
            <text:p>0.0009369955</text:p>
          </table:table-cell>
          <table:table-cell office:value-type="float" office:value="0.0163822378266375">
            <text:p>0.0163822378</text:p>
          </table:table-cell>
          <table:table-cell office:value-type="float" office:value="-0.00552452890835309">
            <text:p>-0.0055245289</text:p>
          </table:table-cell>
          <table:table-cell office:value-type="float" office:value="1.00328120492651">
            <text:p>1.0032812049</text:p>
          </table:table-cell>
          <table:table-cell office:value-type="float" office:value="1.057863852717">
            <text:p>1.0578638527</text:p>
          </table:table-cell>
          <table:table-cell office:value-type="float" office:value="0.980723968843296">
            <text:p>0.9807239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6175">
            <text:p>26175</text:p>
          </table:table-cell>
          <table:table-cell office:value-type="float" office:value="33900">
            <text:p>33900</text:p>
          </table:table-cell>
          <table:table-cell office:value-type="float" office:value="46654">
            <text:p>46654</text:p>
          </table:table-cell>
          <table:table-cell office:value-type="float" office:value="373.875">
            <text:p>373.875</text:p>
          </table:table-cell>
          <table:table-cell office:value-type="float" office:value="138">
            <text:p>138</text:p>
          </table:table-cell>
          <table:table-cell office:value-type="float" office:value="-190.625">
            <text:p>-190.625</text:p>
          </table:table-cell>
          <table:table-cell office:value-type="float" office:value="0.0142836676217765">
            <text:p>0.0142836676</text:p>
          </table:table-cell>
          <table:table-cell office:value-type="float" office:value="0.00407079646017699">
            <text:p>0.0040707965</text:p>
          </table:table-cell>
          <table:table-cell office:value-type="float" office:value="-0.004085930466841">
            <text:p>-0.0040859305</text:p>
          </table:table-cell>
          <table:table-cell office:value-type="float" office:value="1.05039272207125">
            <text:p>1.0503927221</text:p>
          </table:table-cell>
          <table:table-cell office:value-type="float" office:value="1.01428026752291">
            <text:p>1.0142802675</text:p>
          </table:table-cell>
          <table:table-cell office:value-type="float" office:value="0.985731965228505">
            <text:p>0.98573196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24080">
            <text:p>24080</text:p>
          </table:table-cell>
          <table:table-cell office:value-type="float" office:value="32728">
            <text:p>32728</text:p>
          </table:table-cell>
          <table:table-cell office:value-type="float" office:value="48858">
            <text:p>48858</text:p>
          </table:table-cell>
          <table:table-cell office:value-type="float" office:value="-27.75">
            <text:p>-27.75</text:p>
          </table:table-cell>
          <table:table-cell office:value-type="float" office:value="128.375">
            <text:p>128.375</text:p>
          </table:table-cell>
          <table:table-cell office:value-type="float" office:value="-450.125">
            <text:p>-450.125</text:p>
          </table:table-cell>
          <table:table-cell office:value-type="float" office:value="-0.00115240863787375">
            <text:p>-0.0011524086</text:p>
          </table:table-cell>
          <table:table-cell office:value-type="float" office:value="0.0039224822781716">
            <text:p>0.0039224823</text:p>
          </table:table-cell>
          <table:table-cell office:value-type="float" office:value="-0.00921292316509067">
            <text:p>-0.0092129232</text:p>
          </table:table-cell>
          <table:table-cell office:value-type="float" office:value="0.995969172736953">
            <text:p>0.9959691727</text:p>
          </table:table-cell>
          <table:table-cell office:value-type="float" office:value="1.01375884427336">
            <text:p>1.0137588443</text:p>
          </table:table-cell>
          <table:table-cell office:value-type="float" office:value="0.967921129710544">
            <text:p>0.96792112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035">
            <text:p>33035</text:p>
          </table:table-cell>
          <table:table-cell office:value-type="float" office:value="51153">
            <text:p>51153</text:p>
          </table:table-cell>
          <table:table-cell office:value-type="float" office:value="349">
            <text:p>349</text:p>
          </table:table-cell>
          <table:table-cell office:value-type="float" office:value="-40.25">
            <text:p>-40.25</text:p>
          </table:table-cell>
          <table:table-cell office:value-type="float" office:value="-191.25">
            <text:p>-191.25</text:p>
          </table:table-cell>
          <table:table-cell office:value-type="float" office:value="0.0138316423589093">
            <text:p>0.0138316424</text:p>
          </table:table-cell>
          <table:table-cell office:value-type="float" office:value="-0.00121840472226427">
            <text:p>-0.0012184047</text:p>
          </table:table-cell>
          <table:table-cell office:value-type="float" office:value="-0.00373878364905284">
            <text:p>-0.0037387836</text:p>
          </table:table-cell>
          <table:table-cell office:value-type="float" office:value="1.04878572434366">
            <text:p>1.0487857243</text:p>
          </table:table-cell>
          <table:table-cell office:value-type="float" office:value="0.995738493111807">
            <text:p>0.9957384931</text:p>
          </table:table-cell>
          <table:table-cell office:value-type="float" office:value="0.986941655094537">
            <text:p>0.98694165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056">
            <text:p>34056</text:p>
          </table:table-cell>
          <table:table-cell office:value-type="float" office:value="48978">
            <text:p>48978</text:p>
          </table:table-cell>
          <table:table-cell office:value-type="float" office:value="23">
            <text:p>23</text:p>
          </table:table-cell>
          <table:table-cell office:value-type="float" office:value="153">
            <text:p>153</text:p>
          </table:table-cell>
          <table:table-cell office:value-type="float" office:value="-124">
            <text:p>-124</text:p>
          </table:table-cell>
          <table:table-cell office:value-type="float" office:value="0.000890713345209511">
            <text:p>0.0008907133</text:p>
          </table:table-cell>
          <table:table-cell office:value-type="float" office:value="0.00449260042283298">
            <text:p>0.0044926004</text:p>
          </table:table-cell>
          <table:table-cell office:value-type="float" office:value="-0.00253174894850749">
            <text:p>-0.0025317489</text:p>
          </table:table-cell>
          <table:table-cell office:value-type="float" office:value="1.00311905171395">
            <text:p>1.0031190517</text:p>
          </table:table-cell>
          <table:table-cell office:value-type="float" office:value="1.01576366105869">
            <text:p>1.0157636611</text:p>
          </table:table-cell>
          <table:table-cell office:value-type="float" office:value="0.991151441795591">
            <text:p>0.9911514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842">
            <text:p>33842</text:p>
          </table:table-cell>
          <table:table-cell office:value-type="float" office:value="49650">
            <text:p>49650</text:p>
          </table:table-cell>
          <table:table-cell office:value-type="float" office:value="76">
            <text:p>76</text:p>
          </table:table-cell>
          <table:table-cell office:value-type="float" office:value="-207.5">
            <text:p>-207.5</text:p>
          </table:table-cell>
          <table:table-cell office:value-type="float" office:value="646.75">
            <text:p>646.75</text:p>
          </table:table-cell>
          <table:table-cell office:value-type="float" office:value="0.00298214636060428">
            <text:p>0.0029821464</text:p>
          </table:table-cell>
          <table:table-cell office:value-type="float" office:value="-0.00613143431239288">
            <text:p>-0.0061314343</text:p>
          </table:table-cell>
          <table:table-cell office:value-type="float" office:value="0.0130261832829809">
            <text:p>0.0130261833</text:p>
          </table:table-cell>
          <table:table-cell office:value-type="float" office:value="1.01045494292807">
            <text:p>1.0104549429</text:p>
          </table:table-cell>
          <table:table-cell office:value-type="float" office:value="0.97861366510061">
            <text:p>0.9786136651</text:p>
          </table:table-cell>
          <table:table-cell office:value-type="float" office:value="1.04592421713424">
            <text:p>1.04592421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622">
            <text:p>34622</text:p>
          </table:table-cell>
          <table:table-cell office:value-type="float" office:value="50468">
            <text:p>50468</text:p>
          </table:table-cell>
          <table:table-cell office:value-type="float" office:value="-31.25">
            <text:p>-31.25</text:p>
          </table:table-cell>
          <table:table-cell office:value-type="float" office:value="-277">
            <text:p>-277</text:p>
          </table:table-cell>
          <table:table-cell office:value-type="float" office:value="1053.5">
            <text:p>1053.5</text:p>
          </table:table-cell>
          <table:table-cell office:value-type="float" office:value="-0.00133177072235244">
            <text:p>-0.0013317707</text:p>
          </table:table-cell>
          <table:table-cell office:value-type="float" office:value="-0.00800069320085495">
            <text:p>-0.0080006932</text:p>
          </table:table-cell>
          <table:table-cell office:value-type="float" office:value="0.0208746136165491">
            <text:p>0.0208746136</text:p>
          </table:table-cell>
          <table:table-cell office:value-type="float" office:value="0.99534227875375">
            <text:p>0.9953422788</text:p>
          </table:table-cell>
          <table:table-cell office:value-type="float" office:value="0.972123035536728">
            <text:p>0.9721230355</text:p>
          </table:table-cell>
          <table:table-cell office:value-type="float" office:value="1.07391521666546">
            <text:p>1.0739152167</text:p>
          </table:table-cell>
          <table:table-cell table:number-columns-repeated="2" office:value-type="float" office:value="0">
            <text:p>0</text:p>
          </table:table-cell>
          <table:table-cell office:value-type="float" office:value="33.5506502116561">
            <text:p>33.550650211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318">
            <text:p>36318</text:p>
          </table:table-cell>
          <table:table-cell office:value-type="float" office:value="52283">
            <text:p>52283</text:p>
          </table:table-cell>
          <table:table-cell office:value-type="float" office:value="-87.5">
            <text:p>-87.5</text:p>
          </table:table-cell>
          <table:table-cell office:value-type="float" office:value="-103.125">
            <text:p>-103.125</text:p>
          </table:table-cell>
          <table:table-cell office:value-type="float" office:value="979.5">
            <text:p>979.5</text:p>
          </table:table-cell>
          <table:table-cell office:value-type="float" office:value="-0.00353821269712899">
            <text:p>-0.0035382127</text:p>
          </table:table-cell>
          <table:table-cell office:value-type="float" office:value="-0.00283950107384768">
            <text:p>-0.0028395011</text:p>
          </table:table-cell>
          <table:table-cell office:value-type="float" office:value="0.0187345791174952">
            <text:p>0.0187345791</text:p>
          </table:table-cell>
          <table:table-cell office:value-type="float" office:value="0.987640792700265">
            <text:p>0.9876407927</text:p>
          </table:table-cell>
          <table:table-cell office:value-type="float" office:value="0.990077549263576">
            <text:p>0.9900775493</text:p>
          </table:table-cell>
          <table:table-cell office:value-type="float" office:value="1.06625895644246">
            <text:p>1.06625895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690">
            <text:p>34690</text:p>
          </table:table-cell>
          <table:table-cell office:value-type="float" office:value="51638">
            <text:p>51638</text:p>
          </table:table-cell>
          <table:table-cell office:value-type="float" office:value="39.75">
            <text:p>39.75</text:p>
          </table:table-cell>
          <table:table-cell office:value-type="float" office:value="-185.375">
            <text:p>-185.375</text:p>
          </table:table-cell>
          <table:table-cell office:value-type="float" office:value="981.375">
            <text:p>981.375</text:p>
          </table:table-cell>
          <table:table-cell office:value-type="float" office:value="0.00157133256907934">
            <text:p>0.0015713326</text:p>
          </table:table-cell>
          <table:table-cell office:value-type="float" office:value="-0.00534375900835976">
            <text:p>-0.005343759</text:p>
          </table:table-cell>
          <table:table-cell office:value-type="float" office:value="0.0190048994926217">
            <text:p>0.0190048995</text:p>
          </table:table-cell>
          <table:table-cell office:value-type="float" office:value="1.00550450340042">
            <text:p>1.0055045034</text:p>
          </table:table-cell>
          <table:table-cell office:value-type="float" office:value="0.981352812761006">
            <text:p>0.9813528128</text:p>
          </table:table-cell>
          <table:table-cell office:value-type="float" office:value="1.06722507318544">
            <text:p>1.06722507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920">
            <text:p>34920</text:p>
          </table:table-cell>
          <table:table-cell office:value-type="float" office:value="51662">
            <text:p>51662</text:p>
          </table:table-cell>
          <table:table-cell office:value-type="float" office:value="-25.125">
            <text:p>-25.125</text:p>
          </table:table-cell>
          <table:table-cell office:value-type="float" office:value="424">
            <text:p>424</text:p>
          </table:table-cell>
          <table:table-cell office:value-type="float" office:value="206.375">
            <text:p>206.375</text:p>
          </table:table-cell>
          <table:table-cell office:value-type="float" office:value="-0.00101269649334946">
            <text:p>-0.0010126965</text:p>
          </table:table-cell>
          <table:table-cell office:value-type="float" office:value="0.0121420389461627">
            <text:p>0.0121420389</text:p>
          </table:table-cell>
          <table:table-cell office:value-type="float" office:value="0.00399471565173629">
            <text:p>0.0039947157</text:p>
          </table:table-cell>
          <table:table-cell office:value-type="float" office:value="0.996457572359485">
            <text:p>0.9964575724</text:p>
          </table:table-cell>
          <table:table-cell office:value-type="float" office:value="1.04278609736672">
            <text:p>1.0427860974</text:p>
          </table:table-cell>
          <table:table-cell office:value-type="float" office:value="1.01401278197723">
            <text:p>1.014012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3225">
            <text:p>23225</text:p>
          </table:table-cell>
          <table:table-cell office:value-type="float" office:value="36012">
            <text:p>36012</text:p>
          </table:table-cell>
          <table:table-cell office:value-type="float" office:value="52065">
            <text:p>52065</text:p>
          </table:table-cell>
          <table:table-cell office:value-type="float" office:value="42.375">
            <text:p>42.375</text:p>
          </table:table-cell>
          <table:table-cell office:value-type="float" office:value="718.75">
            <text:p>718.75</text:p>
          </table:table-cell>
          <table:table-cell office:value-type="float" office:value="-204.125">
            <text:p>-204.125</text:p>
          </table:table-cell>
          <table:table-cell office:value-type="float" office:value="0.00182454251883746">
            <text:p>0.0018245425</text:p>
          </table:table-cell>
          <table:table-cell office:value-type="float" office:value="0.0199586249028102">
            <text:p>0.0199586249</text:p>
          </table:table-cell>
          <table:table-cell office:value-type="float" office:value="-0.00392058004417555">
            <text:p>-0.00392058</text:p>
          </table:table-cell>
          <table:table-cell office:value-type="float" office:value="1.00639242356852">
            <text:p>1.0063924236</text:p>
          </table:table-cell>
          <table:table-cell office:value-type="float" office:value="1.07063594670754">
            <text:p>1.0706359467</text:p>
          </table:table-cell>
          <table:table-cell office:value-type="float" office:value="0.986308096903236">
            <text:p>0.98630809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820">
            <text:p>36820</text:p>
          </table:table-cell>
          <table:table-cell office:value-type="float" office:value="52983">
            <text:p>52983</text:p>
          </table:table-cell>
          <table:table-cell office:value-type="float" office:value="-62.5">
            <text:p>-62.5</text:p>
          </table:table-cell>
          <table:table-cell office:value-type="float" office:value="592.875">
            <text:p>592.875</text:p>
          </table:table-cell>
          <table:table-cell office:value-type="float" office:value="-815.375">
            <text:p>-815.375</text:p>
          </table:table-cell>
          <table:table-cell office:value-type="float" office:value="-0.00261418771959177">
            <text:p>-0.0026141877</text:p>
          </table:table-cell>
          <table:table-cell office:value-type="float" office:value="0.0161019826181423">
            <text:p>0.0161019826</text:p>
          </table:table-cell>
          <table:table-cell office:value-type="float" office:value="-0.0153893701753393">
            <text:p>-0.0153893702</text:p>
          </table:table-cell>
          <table:table-cell office:value-type="float" office:value="0.990863737577198">
            <text:p>0.9908637376</text:p>
          </table:table-cell>
          <table:table-cell office:value-type="float" office:value="1.0568651158982">
            <text:p>1.0568651159</text:p>
          </table:table-cell>
          <table:table-cell office:value-type="float" office:value="0.946601396506524">
            <text:p>0.94660139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6608">
            <text:p>36608</text:p>
          </table:table-cell>
          <table:table-cell office:value-type="float" office:value="54385">
            <text:p>54385</text:p>
          </table:table-cell>
          <table:table-cell office:value-type="float" office:value="51.5">
            <text:p>51.5</text:p>
          </table:table-cell>
          <table:table-cell office:value-type="float" office:value="667.625">
            <text:p>667.625</text:p>
          </table:table-cell>
          <table:table-cell office:value-type="float" office:value="-1006.625">
            <text:p>-1006.625</text:p>
          </table:table-cell>
          <table:table-cell office:value-type="float" office:value="0.00209947003668977">
            <text:p>0.00209947</text:p>
          </table:table-cell>
          <table:table-cell office:value-type="float" office:value="0.0182371339597902">
            <text:p>0.018237134</text:p>
          </table:table-cell>
          <table:table-cell office:value-type="float" office:value="-0.0185092396800588">
            <text:p>-0.0185092397</text:p>
          </table:table-cell>
          <table:table-cell office:value-type="float" office:value="1.00735678436631">
            <text:p>1.0073567844</text:p>
          </table:table-cell>
          <table:table-cell office:value-type="float" office:value="1.0644818512472">
            <text:p>1.0644818512</text:p>
          </table:table-cell>
          <table:table-cell office:value-type="float" office:value="0.93588914134872">
            <text:p>0.93588914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6290">
            <text:p>36290</text:p>
          </table:table-cell>
          <table:table-cell office:value-type="float" office:value="51301">
            <text:p>51301</text:p>
          </table:table-cell>
          <table:table-cell office:value-type="float" office:value="297.25">
            <text:p>297.25</text:p>
          </table:table-cell>
          <table:table-cell office:value-type="float" office:value="159.75">
            <text:p>159.75</text:p>
          </table:table-cell>
          <table:table-cell office:value-type="float" office:value="-1253.625">
            <text:p>-1253.625</text:p>
          </table:table-cell>
          <table:table-cell office:value-type="float" office:value="0.0115195318555263">
            <text:p>0.0115195319</text:p>
          </table:table-cell>
          <table:table-cell office:value-type="float" office:value="0.0044020391292367">
            <text:p>0.0044020391</text:p>
          </table:table-cell>
          <table:table-cell office:value-type="float" office:value="-0.0244366581548118">
            <text:p>-0.0244366582</text:p>
          </table:table-cell>
          <table:table-cell office:value-type="float" office:value="1.04057845273812">
            <text:p>1.0405784527</text:p>
          </table:table-cell>
          <table:table-cell office:value-type="float" office:value="1.01544511773138">
            <text:p>1.0154451177</text:p>
          </table:table-cell>
          <table:table-cell office:value-type="float" office:value="0.915642110971238">
            <text:p>0.915642111</text:p>
          </table:table-cell>
          <table:table-cell table:number-columns-repeated="2" office:value-type="float" office:value="0">
            <text:p>0</text:p>
          </table:table-cell>
          <table:table-cell office:value-type="float" office:value="-28.0170535200861">
            <text:p>-28.017053520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26920">
            <text:p>26920</text:p>
          </table:table-cell>
          <table:table-cell office:value-type="float" office:value="35486">
            <text:p>35486</text:p>
          </table:table-cell>
          <table:table-cell office:value-type="float" office:value="50418">
            <text:p>50418</text:p>
          </table:table-cell>
          <table:table-cell office:value-type="float" office:value="434.875">
            <text:p>434.875</text:p>
          </table:table-cell>
          <table:table-cell office:value-type="float" office:value="695.25">
            <text:p>695.25</text:p>
          </table:table-cell>
          <table:table-cell office:value-type="float" office:value="-260.5">
            <text:p>-260.5</text:p>
          </table:table-cell>
          <table:table-cell office:value-type="float" office:value="0.0161543462109955">
            <text:p>0.0161543462</text:p>
          </table:table-cell>
          <table:table-cell office:value-type="float" office:value="0.0195922335568957">
            <text:p>0.0195922336</text:p>
          </table:table-cell>
          <table:table-cell office:value-type="float" office:value="-0.00516680550597009">
            <text:p>-0.0051668055</text:p>
          </table:table-cell>
          <table:table-cell office:value-type="float" office:value="1.05705169902543">
            <text:p>1.057051699</text:p>
          </table:table-cell>
          <table:table-cell office:value-type="float" office:value="1.069325174456">
            <text:p>1.0693251745</text:p>
          </table:table-cell>
          <table:table-cell office:value-type="float" office:value="0.981968504652212">
            <text:p>0.98196850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24992">
            <text:p>24992</text:p>
          </table:table-cell>
          <table:table-cell office:value-type="float" office:value="35641">
            <text:p>35641</text:p>
          </table:table-cell>
          <table:table-cell office:value-type="float" office:value="51095">
            <text:p>51095</text:p>
          </table:table-cell>
          <table:table-cell office:value-type="float" office:value="-1452.5">
            <text:p>-1452.5</text:p>
          </table:table-cell>
          <table:table-cell office:value-type="float" office:value="-711.5">
            <text:p>-711.5</text:p>
          </table:table-cell>
          <table:table-cell office:value-type="float" office:value="-853.875">
            <text:p>-853.875</text:p>
          </table:table-cell>
          <table:table-cell office:value-type="float" office:value="-0.0581185979513444">
            <text:p>-0.058118598</text:p>
          </table:table-cell>
          <table:table-cell office:value-type="float" office:value="-0.0199629640021324">
            <text:p>-0.019962964</text:p>
          </table:table-cell>
          <table:table-cell office:value-type="float" office:value="-0.0167115177610334">
            <text:p>-0.0167115178</text:p>
          </table:table-cell>
          <table:table-cell office:value-type="float" office:value="0.803205339168841">
            <text:p>0.8032053392</text:p>
          </table:table-cell>
          <table:table-cell office:value-type="float" office:value="0.930910725058767">
            <text:p>0.9309107251</text:p>
          </table:table-cell>
          <table:table-cell office:value-type="float" office:value="0.942057066495103">
            <text:p>0.9420570665</text:p>
          </table:table-cell>
          <table:table-cell office:value-type="float" office:value="-11.5763944415286">
            <text:p>-11.57639444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3890">
            <text:p>23890</text:p>
          </table:table-cell>
          <table:table-cell office:value-type="float" office:value="35392">
            <text:p>35392</text:p>
          </table:table-cell>
          <table:table-cell office:value-type="float" office:value="52342">
            <text:p>52342</text:p>
          </table:table-cell>
          <table:table-cell office:value-type="float" office:value="-1894.5">
            <text:p>-1894.5</text:p>
          </table:table-cell>
          <table:table-cell office:value-type="float" office:value="612">
            <text:p>612</text:p>
          </table:table-cell>
          <table:table-cell office:value-type="float" office:value="-975.75">
            <text:p>-975.75</text:p>
          </table:table-cell>
          <table:table-cell office:value-type="float" office:value="-0.0793009627459188">
            <text:p>-0.0793009627</text:p>
          </table:table-cell>
          <table:table-cell office:value-type="float" office:value="0.0172920433996383">
            <text:p>0.0172920434</text:p>
          </table:table-cell>
          <table:table-cell office:value-type="float" office:value="-0.0186418172786672">
            <text:p>-0.0186418173</text:p>
          </table:table-cell>
          <table:table-cell office:value-type="float" office:value="0.734772370066446">
            <text:p>0.7347723701</text:p>
          </table:table-cell>
          <table:table-cell office:value-type="float" office:value="1.06110822083801">
            <text:p>1.0611082208</text:p>
          </table:table-cell>
          <table:table-cell office:value-type="float" office:value="0.935434773533509">
            <text:p>0.9354347735</text:p>
          </table:table-cell>
          <table:table-cell office:value-type="float" office:value="-8.38937034637334">
            <text:p>-8.38937034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23074">
            <text:p>23074</text:p>
          </table:table-cell>
          <table:table-cell office:value-type="float" office:value="35046">
            <text:p>35046</text:p>
          </table:table-cell>
          <table:table-cell office:value-type="float" office:value="49661">
            <text:p>49661</text:p>
          </table:table-cell>
          <table:table-cell office:value-type="float" office:value="-1426.375">
            <text:p>-1426.375</text:p>
          </table:table-cell>
          <table:table-cell office:value-type="float" office:value="-940">
            <text:p>-940</text:p>
          </table:table-cell>
          <table:table-cell office:value-type="float" office:value="-1174.375">
            <text:p>-1174.375</text:p>
          </table:table-cell>
          <table:table-cell office:value-type="float" office:value="-0.0618174135390483">
            <text:p>-0.0618174135</text:p>
          </table:table-cell>
          <table:table-cell office:value-type="float" office:value="-0.0268218912286709">
            <text:p>-0.0268218912</text:p>
          </table:table-cell>
          <table:table-cell office:value-type="float" office:value="-0.0236478323030144">
            <text:p>-0.0236478323</text:p>
          </table:table-cell>
          <table:table-cell office:value-type="float" office:value="0.79112898214198">
            <text:p>0.7911289821</text:p>
          </table:table-cell>
          <table:table-cell office:value-type="float" office:value="0.907533431843854">
            <text:p>0.9075334318</text:p>
          </table:table-cell>
          <table:table-cell office:value-type="float" office:value="0.918328658085807">
            <text:p>0.9183286581</text:p>
          </table:table-cell>
          <table:table-cell office:value-type="float" office:value="-10.8625551426247">
            <text:p>-10.8625551426</text:p>
          </table:table-cell>
          <table:table-cell office:value-type="float" office:value="-25.4944475642292">
            <text:p>-25.4944475642</text:p>
          </table:table-cell>
          <table:table-cell office:value-type="float" office:value="-28.9632795122941">
            <text:p>-28.963279512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9978">
            <text:p>19978</text:p>
          </table:table-cell>
          <table:table-cell office:value-type="float" office:value="33584">
            <text:p>33584</text:p>
          </table:table-cell>
          <table:table-cell office:value-type="float" office:value="49692">
            <text:p>49692</text:p>
          </table:table-cell>
          <table:table-cell office:value-type="float" office:value="-1040.875">
            <text:p>-1040.875</text:p>
          </table:table-cell>
          <table:table-cell office:value-type="float" office:value="-1734.875">
            <text:p>-1734.875</text:p>
          </table:table-cell>
          <table:table-cell office:value-type="float" office:value="-324.875">
            <text:p>-324.875</text:p>
          </table:table-cell>
          <table:table-cell office:value-type="float" office:value="-0.052101061167284">
            <text:p>-0.0521010612</text:p>
          </table:table-cell>
          <table:table-cell office:value-type="float" office:value="-0.0516577834683182">
            <text:p>-0.0516577835</text:p>
          </table:table-cell>
          <table:table-cell office:value-type="float" office:value="-0.006537772679707">
            <text:p>-0.0065377727</text:p>
          </table:table-cell>
          <table:table-cell office:value-type="float" office:value="0.82296674624103">
            <text:p>0.8229667462</text:p>
          </table:table-cell>
          <table:table-cell office:value-type="float" office:value="0.824428069982891">
            <text:p>0.82442807</text:p>
          </table:table-cell>
          <table:table-cell office:value-type="float" office:value="0.977201570865384">
            <text:p>0.9772015709</text:p>
          </table:table-cell>
          <table:table-cell office:value-type="float" office:value="-12.954233409763">
            <text:p>-12.9542334098</text:p>
          </table:table-cell>
          <table:table-cell office:value-type="float" office:value="-13.0684217384523">
            <text:p>-13.0684217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17400">
            <text:p>17400</text:p>
          </table:table-cell>
          <table:table-cell office:value-type="float" office:value="30100">
            <text:p>30100</text:p>
          </table:table-cell>
          <table:table-cell office:value-type="float" office:value="49485">
            <text:p>49485</text:p>
          </table:table-cell>
          <table:table-cell office:value-type="float" office:value="-506.875">
            <text:p>-506.875</text:p>
          </table:table-cell>
          <table:table-cell office:value-type="float" office:value="-1578.75">
            <text:p>-1578.75</text:p>
          </table:table-cell>
          <table:table-cell office:value-type="float" office:value="-900.125">
            <text:p>-900.125</text:p>
          </table:table-cell>
          <table:table-cell office:value-type="float" office:value="-0.0291307471264368">
            <text:p>-0.0291307471</text:p>
          </table:table-cell>
          <table:table-cell office:value-type="float" office:value="-0.0524501661129568">
            <text:p>-0.0524501661</text:p>
          </table:table-cell>
          <table:table-cell office:value-type="float" office:value="-0.0181898555117712">
            <text:p>-0.0181898555</text:p>
          </table:table-cell>
          <table:table-cell office:value-type="float" office:value="0.899705641896634">
            <text:p>0.8997056419</text:p>
          </table:table-cell>
          <table:table-cell office:value-type="float" office:value="0.821816417658194">
            <text:p>0.8218164177</text:p>
          </table:table-cell>
          <table:table-cell office:value-type="float" office:value="0.936984012562137">
            <text:p>0.9369840126</text:p>
          </table:table-cell>
          <table:table-cell office:value-type="float" office:value="-23.4460683583059">
            <text:p>-23.4460683583</text:p>
          </table:table-cell>
          <table:table-cell office:value-type="float" office:value="-12.8656622455386">
            <text:p>-12.86566224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4574">
            <text:p>14574</text:p>
          </table:table-cell>
          <table:table-cell office:value-type="float" office:value="29344">
            <text:p>29344</text:p>
          </table:table-cell>
          <table:table-cell office:value-type="float" office:value="50673">
            <text:p>50673</text:p>
          </table:table-cell>
          <table:table-cell office:value-type="float" office:value="-453.125">
            <text:p>-453.125</text:p>
          </table:table-cell>
          <table:table-cell office:value-type="float" office:value="-698.625">
            <text:p>-698.625</text:p>
          </table:table-cell>
          <table:table-cell office:value-type="float" office:value="-994.375">
            <text:p>-994.375</text:p>
          </table:table-cell>
          <table:table-cell office:value-type="float" office:value="-0.0310913270207218">
            <text:p>-0.031091327</text:p>
          </table:table-cell>
          <table:table-cell office:value-type="float" office:value="-0.0238081038713195">
            <text:p>-0.0238081039</text:p>
          </table:table-cell>
          <table:table-cell office:value-type="float" office:value="-0.0196233694472401">
            <text:p>-0.0196233694</text:p>
          </table:table-cell>
          <table:table-cell office:value-type="float" office:value="0.893075029834656">
            <text:p>0.8930750298</text:p>
          </table:table-cell>
          <table:table-cell office:value-type="float" office:value="0.917782615037879">
            <text:p>0.917782615</text:p>
          </table:table-cell>
          <table:table-cell office:value-type="float" office:value="0.932072957126447">
            <text:p>0.9320729571</text:p>
          </table:table-cell>
          <table:table-cell office:value-type="float" office:value="-21.9455099065095">
            <text:p>-21.9455099065</text:p>
          </table:table-cell>
          <table:table-cell office:value-type="float" office:value="-28.7659524400629">
            <text:p>-28.76595244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14656">
            <text:p>14656</text:p>
          </table:table-cell>
          <table:table-cell office:value-type="float" office:value="28163">
            <text:p>28163</text:p>
          </table:table-cell>
          <table:table-cell office:value-type="float" office:value="48679">
            <text:p>48679</text:p>
          </table:table-cell>
          <table:table-cell office:value-type="float" office:value="-1367">
            <text:p>-1367</text:p>
          </table:table-cell>
          <table:table-cell office:value-type="float" office:value="-741.5">
            <text:p>-741.5</text:p>
          </table:table-cell>
          <table:table-cell office:value-type="float" office:value="-1214.75">
            <text:p>-1214.75</text:p>
          </table:table-cell>
          <table:table-cell office:value-type="float" office:value="-0.0932723799126638">
            <text:p>-0.0932723799</text:p>
          </table:table-cell>
          <table:table-cell office:value-type="float" office:value="-0.0263288712140042">
            <text:p>-0.0263288712</text:p>
          </table:table-cell>
          <table:table-cell office:value-type="float" office:value="-0.0249542924053493">
            <text:p>-0.0249542924</text:p>
          </table:table-cell>
          <table:table-cell office:value-type="float" office:value="0.690598154540639">
            <text:p>0.6905981545</text:p>
          </table:table-cell>
          <table:table-cell office:value-type="float" office:value="0.909207641291417">
            <text:p>0.9092076413</text:p>
          </table:table-cell>
          <table:table-cell office:value-type="float" office:value="0.913880501331803">
            <text:p>0.9138805013</text:p>
          </table:table-cell>
          <table:table-cell office:value-type="float" office:value="-7.07920182225302">
            <text:p>-7.0792018223</text:p>
          </table:table-cell>
          <table:table-cell office:value-type="float" office:value="-25.9783910274009">
            <text:p>-25.9783910274</text:p>
          </table:table-cell>
          <table:table-cell office:value-type="float" office:value="-27.4286381350395">
            <text:p>-27.42863813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13744">
            <text:p>13744</text:p>
          </table:table-cell>
          <table:table-cell office:value-type="float" office:value="26226">
            <text:p>26226</text:p>
          </table:table-cell>
          <table:table-cell office:value-type="float" office:value="45754">
            <text:p>45754</text:p>
          </table:table-cell>
          <table:table-cell office:value-type="float" office:value="-844">
            <text:p>-844</text:p>
          </table:table-cell>
          <table:table-cell office:value-type="float" office:value="-1660.5">
            <text:p>-1660.5</text:p>
          </table:table-cell>
          <table:table-cell office:value-type="float" office:value="-1882.375">
            <text:p>-1882.375</text:p>
          </table:table-cell>
          <table:table-cell office:value-type="float" office:value="-0.0614086146682189">
            <text:p>-0.0614086147</text:p>
          </table:table-cell>
          <table:table-cell office:value-type="float" office:value="-0.0633150308853809">
            <text:p>-0.0633150309</text:p>
          </table:table-cell>
          <table:table-cell office:value-type="float" office:value="-0.0411412116973379">
            <text:p>-0.0411412117</text:p>
          </table:table-cell>
          <table:table-cell office:value-type="float" office:value="0.792461043853955">
            <text:p>0.7924610439</text:p>
          </table:table-cell>
          <table:table-cell office:value-type="float" office:value="0.78625462644776">
            <text:p>0.7862546264</text:p>
          </table:table-cell>
          <table:table-cell office:value-type="float" office:value="0.859323253687171">
            <text:p>0.8593232537</text:p>
          </table:table-cell>
          <table:table-cell office:value-type="float" office:value="-10.937224320709">
            <text:p>-10.9372243207</text:p>
          </table:table-cell>
          <table:table-cell office:value-type="float" office:value="-10.5972414175492">
            <text:p>-10.5972414175</text:p>
          </table:table-cell>
          <table:table-cell office:value-type="float" office:value="-16.4990009190519">
            <text:p>-16.499000919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1200">
            <text:p>11200</text:p>
          </table:table-cell>
          <table:table-cell office:value-type="float" office:value="24433">
            <text:p>24433</text:p>
          </table:table-cell>
          <table:table-cell office:value-type="float" office:value="42912">
            <text:p>42912</text:p>
          </table:table-cell>
          <table:table-cell office:value-type="float" office:value="-250.25">
            <text:p>-250.25</text:p>
          </table:table-cell>
          <table:table-cell office:value-type="float" office:value="-1369.125">
            <text:p>-1369.125</text:p>
          </table:table-cell>
          <table:table-cell office:value-type="float" office:value="-2436.25">
            <text:p>-2436.25</text:p>
          </table:table-cell>
          <table:table-cell office:value-type="float" office:value="-0.02234375">
            <text:p>-0.02234375</text:p>
          </table:table-cell>
          <table:table-cell office:value-type="float" office:value="-0.0560358940776818">
            <text:p>-0.0560358941</text:p>
          </table:table-cell>
          <table:table-cell office:value-type="float" office:value="-0.056773163683818">
            <text:p>-0.0567731637</text:p>
          </table:table-cell>
          <table:table-cell office:value-type="float" office:value="0.922775391601562">
            <text:p>0.9227753916</text:p>
          </table:table-cell>
          <table:table-cell office:value-type="float" office:value="0.810028812721281">
            <text:p>0.8100288127</text:p>
          </table:table-cell>
          <table:table-cell office:value-type="float" office:value="0.807611383651389">
            <text:p>0.8076113837</text:p>
          </table:table-cell>
          <table:table-cell office:value-type="float" office:value="-30.6740928754355">
            <text:p>-30.6740928754</text:p>
          </table:table-cell>
          <table:table-cell office:value-type="float" office:value="-12.0197952812877">
            <text:p>-12.0197952813</text:p>
          </table:table-cell>
          <table:table-cell office:value-type="float" office:value="-11.8591143385974">
            <text:p>-11.859114338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1104">
            <text:p>11104</text:p>
          </table:table-cell>
          <table:table-cell office:value-type="float" office:value="23160">
            <text:p>23160</text:p>
          </table:table-cell>
          <table:table-cell office:value-type="float" office:value="40627">
            <text:p>40627</text:p>
          </table:table-cell>
          <table:table-cell office:value-type="float" office:value="30">
            <text:p>30</text:p>
          </table:table-cell>
          <table:table-cell office:value-type="float" office:value="-2886">
            <text:p>-2886</text:p>
          </table:table-cell>
          <table:table-cell office:value-type="float" office:value="-2861.625">
            <text:p>-2861.625</text:p>
          </table:table-cell>
          <table:table-cell office:value-type="float" office:value="0.00270172910662824">
            <text:p>0.0027017291</text:p>
          </table:table-cell>
          <table:table-cell office:value-type="float" office:value="-0.124611398963731">
            <text:p>-0.124611399</text:p>
          </table:table-cell>
          <table:table-cell office:value-type="float" office:value="-0.0704365323553302">
            <text:p>-0.0704365324</text:p>
          </table:table-cell>
          <table:table-cell office:value-type="float" office:value="1.00947035857992">
            <text:p>1.0094703586</text:p>
          </table:table-cell>
          <table:table-cell office:value-type="float" office:value="0.594294985100271">
            <text:p>0.5942949851</text:p>
          </table:table-cell>
          <table:table-cell office:value-type="float" office:value="0.763196294733221">
            <text:p>0.7631962947</text:p>
          </table:table-cell>
          <table:table-cell office:value-type="float" office:value="0">
            <text:p>0</text:p>
          </table:table-cell>
          <table:table-cell office:value-type="float" office:value="-5.20821134748492">
            <text:p>-5.2082113475</text:p>
          </table:table-cell>
          <table:table-cell office:value-type="float" office:value="-9.48994184294332">
            <text:p>-9.489941842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2608">
            <text:p>12608</text:p>
          </table:table-cell>
          <table:table-cell office:value-type="float" office:value="22568">
            <text:p>22568</text:p>
          </table:table-cell>
          <table:table-cell office:value-type="float" office:value="39428">
            <text:p>39428</text:p>
          </table:table-cell>
          <table:table-cell office:value-type="float" office:value="-94">
            <text:p>-94</text:p>
          </table:table-cell>
          <table:table-cell office:value-type="float" office:value="-1518.125">
            <text:p>-1518.125</text:p>
          </table:table-cell>
          <table:table-cell office:value-type="float" office:value="-2436.125">
            <text:p>-2436.125</text:p>
          </table:table-cell>
          <table:table-cell office:value-type="float" office:value="-0.00745558375634518">
            <text:p>-0.0074555838</text:p>
          </table:table-cell>
          <table:table-cell office:value-type="float" office:value="-0.0672689205955335">
            <text:p>-0.0672689206</text:p>
          </table:table-cell>
          <table:table-cell office:value-type="float" office:value="-0.0617866744445572">
            <text:p>-0.0617866744</text:p>
          </table:table-cell>
          <table:table-cell office:value-type="float" office:value="0.974014404881922">
            <text:p>0.9740144049</text:p>
          </table:table-cell>
          <table:table-cell office:value-type="float" office:value="0.773427988964686">
            <text:p>0.773427989</text:p>
          </table:table-cell>
          <table:table-cell office:value-type="float" office:value="0.791229121996329">
            <text:p>0.791229122</text:p>
          </table:table-cell>
          <table:table-cell office:value-type="float" office:value="0">
            <text:p>0</text:p>
          </table:table-cell>
          <table:table-cell office:value-type="float" office:value="-9.95352650275149">
            <text:p>-9.9535265028</text:p>
          </table:table-cell>
          <table:table-cell office:value-type="float" office:value="-10.8681354505342">
            <text:p>-10.868135450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0995">
            <text:p>10995</text:p>
          </table:table-cell>
          <table:table-cell office:value-type="float" office:value="19901">
            <text:p>19901</text:p>
          </table:table-cell>
          <table:table-cell office:value-type="float" office:value="34633">
            <text:p>34633</text:p>
          </table:table-cell>
          <table:table-cell office:value-type="float" office:value="-1190.125">
            <text:p>-1190.125</text:p>
          </table:table-cell>
          <table:table-cell office:value-type="float" office:value="-1848.625">
            <text:p>-1848.625</text:p>
          </table:table-cell>
          <table:table-cell office:value-type="float" office:value="-1890.5">
            <text:p>-1890.5</text:p>
          </table:table-cell>
          <table:table-cell office:value-type="float" office:value="-0.108242382901319">
            <text:p>-0.1082423829</text:p>
          </table:table-cell>
          <table:table-cell office:value-type="float" office:value="-0.092891060750716">
            <text:p>-0.0928910608</text:p>
          </table:table-cell>
          <table:table-cell office:value-type="float" office:value="-0.0545866658966881">
            <text:p>-0.0545866659</text:p>
          </table:table-cell>
          <table:table-cell office:value-type="float" office:value="0.64411583021945">
            <text:p>0.6441158302</text:p>
          </table:table-cell>
          <table:table-cell office:value-type="float" office:value="0.691793635740585">
            <text:p>0.6917936357</text:p>
          </table:table-cell>
          <table:table-cell office:value-type="float" office:value="0.814786889385276">
            <text:p>0.8147868894</text:p>
          </table:table-cell>
          <table:table-cell office:value-type="float" office:value="-6.05046836816028">
            <text:p>-6.0504683682</text:p>
          </table:table-cell>
          <table:table-cell office:value-type="float" office:value="-7.10973222671546">
            <text:p>-7.1097322267</text:p>
          </table:table-cell>
          <table:table-cell office:value-type="float" office:value="-12.348288573709">
            <text:p>-12.348288573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782">
            <text:p>782</text:p>
          </table:table-cell>
          <table:table-cell office:value-type="float" office:value="9045">
            <text:p>9045</text:p>
          </table:table-cell>
          <table:table-cell office:value-type="float" office:value="20420">
            <text:p>20420</text:p>
          </table:table-cell>
          <table:table-cell office:value-type="float" office:value="34895">
            <text:p>34895</text:p>
          </table:table-cell>
          <table:table-cell office:value-type="float" office:value="-938.5">
            <text:p>-938.5</text:p>
          </table:table-cell>
          <table:table-cell office:value-type="float" office:value="-217.5">
            <text:p>-217.5</text:p>
          </table:table-cell>
          <table:table-cell office:value-type="float" office:value="-986.875">
            <text:p>-986.875</text:p>
          </table:table-cell>
          <table:table-cell office:value-type="float" office:value="-0.10375898286346">
            <text:p>-0.1037589829</text:p>
          </table:table-cell>
          <table:table-cell office:value-type="float" office:value="-0.0106513222331048">
            <text:p>-0.0106513222</text:p>
          </table:table-cell>
          <table:table-cell office:value-type="float" office:value="-0.0282812723885944">
            <text:p>-0.0282812724</text:p>
          </table:table-cell>
          <table:table-cell office:value-type="float" office:value="0.657944775966614">
            <text:p>0.657944776</text:p>
          </table:table-cell>
          <table:table-cell office:value-type="float" office:value="0.962942735488148">
            <text:p>0.9629427355</text:p>
          </table:table-cell>
          <table:table-cell office:value-type="float" office:value="0.902583214161039">
            <text:p>0.9025832142</text:p>
          </table:table-cell>
          <table:table-cell office:value-type="float" office:value="-6.32745833757689">
            <text:p>-6.3274583376</text:p>
          </table:table-cell>
          <table:table-cell office:value-type="float" office:value="0">
            <text:p>0</text:p>
          </table:table-cell>
          <table:table-cell office:value-type="float" office:value="-24.1608214725511">
            <text:p>-24.160821472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909">
            <text:p>909</text:p>
          </table:table-cell>
          <table:table-cell office:value-type="float" office:value="9180">
            <text:p>9180</text:p>
          </table:table-cell>
          <table:table-cell office:value-type="float" office:value="18009">
            <text:p>18009</text:p>
          </table:table-cell>
          <table:table-cell office:value-type="float" office:value="33775">
            <text:p>33775</text:p>
          </table:table-cell>
          <table:table-cell office:value-type="float" office:value="-556.875">
            <text:p>-556.875</text:p>
          </table:table-cell>
          <table:table-cell office:value-type="float" office:value="-183.375">
            <text:p>-183.375</text:p>
          </table:table-cell>
          <table:table-cell office:value-type="float" office:value="-358.75">
            <text:p>-358.75</text:p>
          </table:table-cell>
          <table:table-cell office:value-type="float" office:value="-0.0606617647058824">
            <text:p>-0.0606617647</text:p>
          </table:table-cell>
          <table:table-cell office:value-type="float" office:value="-0.0101824087956022">
            <text:p>-0.0101824088</text:p>
          </table:table-cell>
          <table:table-cell office:value-type="float" office:value="-0.0106217616580311">
            <text:p>-0.0106217617</text:p>
          </table:table-cell>
          <table:table-cell office:value-type="float" office:value="0.794896328935986">
            <text:p>0.7948963289</text:p>
          </table:table-cell>
          <table:table-cell office:value-type="float" office:value="0.964564784855199">
            <text:p>0.9645647849</text:p>
          </table:table-cell>
          <table:table-cell office:value-type="float" office:value="0.963044964965502">
            <text:p>0.963044965</text:p>
          </table:table-cell>
          <table:table-cell office:value-type="float" office:value="-11.0762381521496">
            <text:p>-11.0762381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988">
            <text:p>988</text:p>
          </table:table-cell>
          <table:table-cell office:value-type="float" office:value="10950">
            <text:p>10950</text:p>
          </table:table-cell>
          <table:table-cell office:value-type="float" office:value="18819">
            <text:p>18819</text:p>
          </table:table-cell>
          <table:table-cell office:value-type="float" office:value="31185">
            <text:p>31185</text:p>
          </table:table-cell>
          <table:table-cell office:value-type="float" office:value="-688.125">
            <text:p>-688.125</text:p>
          </table:table-cell>
          <table:table-cell office:value-type="float" office:value="-879.75">
            <text:p>-879.75</text:p>
          </table:table-cell>
          <table:table-cell office:value-type="float" office:value="-1505.5">
            <text:p>-1505.5</text:p>
          </table:table-cell>
          <table:table-cell office:value-type="float" office:value="-0.0628424657534247">
            <text:p>-0.0628424658</text:p>
          </table:table-cell>
          <table:table-cell office:value-type="float" office:value="-0.0467479674796748">
            <text:p>-0.0467479675</text:p>
          </table:table-cell>
          <table:table-cell office:value-type="float" office:value="-0.0482764149430816">
            <text:p>-0.0482764149</text:p>
          </table:table-cell>
          <table:table-cell office:value-type="float" office:value="0.787791753846876">
            <text:p>0.7877917538</text:p>
          </table:table-cell>
          <table:table-cell office:value-type="float" office:value="0.84066544384956">
            <text:p>0.8406654438</text:p>
          </table:table-cell>
          <table:table-cell office:value-type="float" office:value="0.835600547689137">
            <text:p>0.8356005477</text:p>
          </table:table-cell>
          <table:table-cell office:value-type="float" office:value="-10.6795946651728">
            <text:p>-10.6795946652</text:p>
          </table:table-cell>
          <table:table-cell office:value-type="float" office:value="-14.4779833893533">
            <text:p>-14.4779833894</text:p>
          </table:table-cell>
          <table:table-cell office:value-type="float" office:value="-14.0084527206479">
            <text:p>-14.0084527206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950">
            <text:p>950</text:p>
          </table:table-cell>
          <table:table-cell office:value-type="float" office:value="10380">
            <text:p>10380</text:p>
          </table:table-cell>
          <table:table-cell office:value-type="float" office:value="18378">
            <text:p>18378</text:p>
          </table:table-cell>
          <table:table-cell office:value-type="float" office:value="34895">
            <text:p>34895</text:p>
          </table:table-cell>
          <table:table-cell office:value-type="float" office:value="-675">
            <text:p>-675</text:p>
          </table:table-cell>
          <table:table-cell office:value-type="float" office:value="-790.75">
            <text:p>-790.75</text:p>
          </table:table-cell>
          <table:table-cell office:value-type="float" office:value="-1478.5">
            <text:p>-1478.5</text:p>
          </table:table-cell>
          <table:table-cell office:value-type="float" office:value="-0.065028901734104">
            <text:p>-0.0650289017</text:p>
          </table:table-cell>
          <table:table-cell office:value-type="float" office:value="-0.0430269887909457">
            <text:p>-0.0430269888</text:p>
          </table:table-cell>
          <table:table-cell office:value-type="float" office:value="-0.0423699670439891">
            <text:p>-0.042369967</text:p>
          </table:table-cell>
          <table:table-cell office:value-type="float" office:value="0.780687209729694">
            <text:p>0.7806872097</text:p>
          </table:table-cell>
          <table:table-cell office:value-type="float" office:value="0.853034129889946">
            <text:p>0.8530341299</text:p>
          </table:table-cell>
          <table:table-cell office:value-type="float" office:value="0.855223734996363">
            <text:p>0.855223735</text:p>
          </table:table-cell>
          <table:table-cell office:value-type="float" office:value="-10.3086060971696">
            <text:p>-10.3086060972</text:p>
          </table:table-cell>
          <table:table-cell office:value-type="float" office:value="-15.7604768504746">
            <text:p>-15.7604768505</text:p>
          </table:table-cell>
          <table:table-cell office:value-type="float" office:value="-16.0103243660911">
            <text:p>-16.010324366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916">
            <text:p>916</text:p>
          </table:table-cell>
          <table:table-cell office:value-type="float" office:value="9045">
            <text:p>9045</text:p>
          </table:table-cell>
          <table:table-cell office:value-type="float" office:value="17561">
            <text:p>17561</text:p>
          </table:table-cell>
          <table:table-cell office:value-type="float" office:value="33775">
            <text:p>33775</text:p>
          </table:table-cell>
          <table:table-cell office:value-type="float" office:value="-938.5">
            <text:p>-938.5</text:p>
          </table:table-cell>
          <table:table-cell office:value-type="float" office:value="-371.875">
            <text:p>-371.875</text:p>
          </table:table-cell>
          <table:table-cell office:value-type="float" office:value="-934.375">
            <text:p>-934.375</text:p>
          </table:table-cell>
          <table:table-cell office:value-type="float" office:value="-0.10375898286346">
            <text:p>-0.1037589829</text:p>
          </table:table-cell>
          <table:table-cell office:value-type="float" office:value="-0.0211761858664085">
            <text:p>-0.0211761859</text:p>
          </table:table-cell>
          <table:table-cell office:value-type="float" office:value="-0.0276646928201332">
            <text:p>-0.0276646928</text:p>
          </table:table-cell>
          <table:table-cell office:value-type="float" office:value="0.657944775966614">
            <text:p>0.657944776</text:p>
          </table:table-cell>
          <table:table-cell office:value-type="float" office:value="0.926762273929354">
            <text:p>0.9267622739</text:p>
          </table:table-cell>
          <table:table-cell office:value-type="float" office:value="0.904673632178045">
            <text:p>0.9046736322</text:p>
          </table:table-cell>
          <table:table-cell office:value-type="float" office:value="-6.32745833757689">
            <text:p>-6.3274583376</text:p>
          </table:table-cell>
          <table:table-cell office:value-type="float" office:value="-32.3845803842727">
            <text:p>-32.3845803843</text:p>
          </table:table-cell>
          <table:table-cell office:value-type="float" office:value="-24.7071060275432">
            <text:p>-24.707106027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859">
            <text:p>859</text:p>
          </table:table-cell>
          <table:table-cell office:value-type="float" office:value="9180">
            <text:p>9180</text:p>
          </table:table-cell>
          <table:table-cell office:value-type="float" office:value="17368">
            <text:p>17368</text:p>
          </table:table-cell>
          <table:table-cell office:value-type="float" office:value="30415">
            <text:p>30415</text:p>
          </table:table-cell>
          <table:table-cell office:value-type="float" office:value="-556.875">
            <text:p>-556.875</text:p>
          </table:table-cell>
          <table:table-cell office:value-type="float" office:value="-136.5">
            <text:p>-136.5</text:p>
          </table:table-cell>
          <table:table-cell office:value-type="float" office:value="-253.75">
            <text:p>-253.75</text:p>
          </table:table-cell>
          <table:table-cell office:value-type="float" office:value="-0.0606617647058824">
            <text:p>-0.0606617647</text:p>
          </table:table-cell>
          <table:table-cell office:value-type="float" office:value="-0.00785928143712575">
            <text:p>-0.0078592814</text:p>
          </table:table-cell>
          <table:table-cell office:value-type="float" office:value="-0.00834292289988492">
            <text:p>-0.0083429229</text:p>
          </table:table-cell>
          <table:table-cell office:value-type="float" office:value="0.794896328935986">
            <text:p>0.7948963289</text:p>
          </table:table-cell>
          <table:table-cell office:value-type="float" office:value="0.972613580847287">
            <text:p>0.9726135808</text:p>
          </table:table-cell>
          <table:table-cell office:value-type="float" office:value="0.970936194400929">
            <text:p>0.9709361944</text:p>
          </table:table-cell>
          <table:table-cell office:value-type="float" office:value="-11.0762381521496">
            <text:p>-11.0762381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7530">
            <text:p>7530</text:p>
          </table:table-cell>
          <table:table-cell office:value-type="float" office:value="15498">
            <text:p>15498</text:p>
          </table:table-cell>
          <table:table-cell office:value-type="float" office:value="27968">
            <text:p>27968</text:p>
          </table:table-cell>
          <table:table-cell office:value-type="float" office:value="-373.125">
            <text:p>-373.125</text:p>
          </table:table-cell>
          <table:table-cell office:value-type="float" office:value="-724.5">
            <text:p>-724.5</text:p>
          </table:table-cell>
          <table:table-cell office:value-type="float" office:value="-578">
            <text:p>-578</text:p>
          </table:table-cell>
          <table:table-cell office:value-type="float" office:value="-0.0495517928286853">
            <text:p>-0.0495517928</text:p>
          </table:table-cell>
          <table:table-cell office:value-type="float" office:value="-0.0467479674796748">
            <text:p>-0.0467479675</text:p>
          </table:table-cell>
          <table:table-cell office:value-type="float" office:value="-0.02066647597254">
            <text:p>-0.020666476</text:p>
          </table:table-cell>
          <table:table-cell office:value-type="float" office:value="0.831381270237774">
            <text:p>0.8313812702</text:p>
          </table:table-cell>
          <table:table-cell office:value-type="float" office:value="0.84066544384956">
            <text:p>0.8406654438</text:p>
          </table:table-cell>
          <table:table-cell office:value-type="float" office:value="0.928504456425192">
            <text:p>0.9285044564</text:p>
          </table:table-cell>
          <table:table-cell office:value-type="float" office:value="-13.6388280358517">
            <text:p>-13.6388280359</text:p>
          </table:table-cell>
          <table:table-cell office:value-type="float" office:value="-14.4779833893533">
            <text:p>-14.4779833894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5595">
            <text:p>5595</text:p>
          </table:table-cell>
          <table:table-cell office:value-type="float" office:value="14454">
            <text:p>14454</text:p>
          </table:table-cell>
          <table:table-cell office:value-type="float" office:value="25696">
            <text:p>25696</text:p>
          </table:table-cell>
          <table:table-cell office:value-type="float" office:value="-11.25">
            <text:p>-11.25</text:p>
          </table:table-cell>
          <table:table-cell office:value-type="float" office:value="-481.5">
            <text:p>-481.5</text:p>
          </table:table-cell>
          <table:table-cell office:value-type="float" office:value="-856">
            <text:p>-856</text:p>
          </table:table-cell>
          <table:table-cell office:value-type="float" office:value="-0.00201072386058981">
            <text:p>-0.0020107239</text:p>
          </table:table-cell>
          <table:table-cell table:number-columns-repeated="2" office:value-type="float" office:value="-0.0333125778331258">
            <text:p>-0.0333125778</text:p>
          </table:table-cell>
          <table:table-cell office:value-type="float" office:value="0.992970390788405">
            <text:p>0.9929703908</text:p>
          </table:table-cell>
          <table:table-cell table:number-columns-repeated="2" office:value-type="float" office:value="0.88558104415416">
            <text:p>0.8855810442</text:p>
          </table:table-cell>
          <table:table-cell office:value-type="float" office:value="0">
            <text:p>0</text:p>
          </table:table-cell>
          <table:table-cell table:number-columns-repeated="2" office:value-type="float" office:value="-20.4588408958219">
            <text:p>-20.458840895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7365">
            <text:p>7365</text:p>
          </table:table-cell>
          <table:table-cell office:value-type="float" office:value="14526">
            <text:p>14526</text:p>
          </table:table-cell>
          <table:table-cell office:value-type="float" office:value="25648">
            <text:p>25648</text:p>
          </table:table-cell>
          <table:table-cell office:value-type="float" office:value="191.25">
            <text:p>191.25</text:p>
          </table:table-cell>
          <table:table-cell office:value-type="float" office:value="-318.375">
            <text:p>-318.375</text:p>
          </table:table-cell>
          <table:table-cell office:value-type="float" office:value="-820">
            <text:p>-820</text:p>
          </table:table-cell>
          <table:table-cell office:value-type="float" office:value="0.0259674134419552">
            <text:p>0.0259674134</text:p>
          </table:table-cell>
          <table:table-cell office:value-type="float" office:value="-0.0219175960346964">
            <text:p>-0.021917596</text:p>
          </table:table-cell>
          <table:table-cell office:value-type="float" office:value="-0.0319713038053649">
            <text:p>-0.0319713038</text:p>
          </table:table-cell>
          <table:table-cell office:value-type="float" office:value="1.09220758790614">
            <text:p>1.0922075879</text:p>
          </table:table-cell>
          <table:table-cell office:value-type="float" office:value="0.924229960669805">
            <text:p>0.9242299607</text:p>
          </table:table-cell>
          <table:table-cell office:value-type="float" office:value="0.890103878644572">
            <text:p>0.8901038786</text:p>
          </table:table-cell>
          <table:table-cell office:value-type="float" office:value="27.0380548260638">
            <text:p>27.0380548261</text:p>
          </table:table-cell>
          <table:table-cell office:value-type="float" office:value="-31.2772926036074">
            <text:p>-31.2772926036</text:p>
          </table:table-cell>
          <table:table-cell office:value-type="float" office:value="-21.3318408674665">
            <text:p>-21.331840867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8550">
            <text:p>8550</text:p>
          </table:table-cell>
          <table:table-cell office:value-type="float" office:value="15381">
            <text:p>15381</text:p>
          </table:table-cell>
          <table:table-cell office:value-type="float" office:value="27344">
            <text:p>27344</text:p>
          </table:table-cell>
          <table:table-cell office:value-type="float" office:value="-187.375">
            <text:p>-187.375</text:p>
          </table:table-cell>
          <table:table-cell office:value-type="float" office:value="-559.125">
            <text:p>-559.125</text:p>
          </table:table-cell>
          <table:table-cell office:value-type="float" office:value="-994">
            <text:p>-994</text:p>
          </table:table-cell>
          <table:table-cell office:value-type="float" office:value="-0.0219152046783626">
            <text:p>-0.0219152047</text:p>
          </table:table-cell>
          <table:table-cell table:number-columns-repeated="2" office:value-type="float" office:value="-0.0363516676418958">
            <text:p>-0.0363516676</text:p>
          </table:table-cell>
          <table:table-cell office:value-type="float" office:value="0.924238124970076">
            <text:p>0.924238125</text:p>
          </table:table-cell>
          <table:table-cell table:number-columns-repeated="2" office:value-type="float" office:value="0.875359192984444">
            <text:p>0.875359193</text:p>
          </table:table-cell>
          <table:table-cell office:value-type="float" office:value="-31.2807436363432">
            <text:p>-31.2807436363</text:p>
          </table:table-cell>
          <table:table-cell table:number-columns-repeated="2" office:value-type="float" office:value="-18.719111034175">
            <text:p>-18.719111034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2042">
            <text:p>2042</text:p>
          </table:table-cell>
          <table:table-cell office:value-type="float" office:value="7530">
            <text:p>7530</text:p>
          </table:table-cell>
          <table:table-cell office:value-type="float" office:value="14127">
            <text:p>14127</text:p>
          </table:table-cell>
          <table:table-cell office:value-type="float" office:value="26512">
            <text:p>26512</text:p>
          </table:table-cell>
          <table:table-cell office:value-type="float" office:value="-373.125">
            <text:p>-373.125</text:p>
          </table:table-cell>
          <table:table-cell office:value-type="float" office:value="-112.75">
            <text:p>-112.75</text:p>
          </table:table-cell>
          <table:table-cell office:value-type="float" office:value="-1022">
            <text:p>-1022</text:p>
          </table:table-cell>
          <table:table-cell office:value-type="float" office:value="-0.0495517928286853">
            <text:p>-0.0495517928</text:p>
          </table:table-cell>
          <table:table-cell office:value-type="float" office:value="-0.00798117080767325">
            <text:p>-0.0079811708</text:p>
          </table:table-cell>
          <table:table-cell office:value-type="float" office:value="-0.0385485817742909">
            <text:p>-0.0385485818</text:p>
          </table:table-cell>
          <table:table-cell office:value-type="float" office:value="0.831381270237774">
            <text:p>0.8313812702</text:p>
          </table:table-cell>
          <table:table-cell office:value-type="float" office:value="0.972190752384568">
            <text:p>0.9721907524</text:p>
          </table:table-cell>
          <table:table-cell office:value-type="float" office:value="0.867992510377328">
            <text:p>0.8679925104</text:p>
          </table:table-cell>
          <table:table-cell office:value-type="float" office:value="-13.6388280358517">
            <text:p>-13.6388280359</text:p>
          </table:table-cell>
          <table:table-cell office:value-type="float" office:value="0">
            <text:p>0</text:p>
          </table:table-cell>
          <table:table-cell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5595">
            <text:p>5595</text:p>
          </table:table-cell>
          <table:table-cell office:value-type="float" office:value="14340">
            <text:p>14340</text:p>
          </table:table-cell>
          <table:table-cell office:value-type="float" office:value="25824">
            <text:p>25824</text:p>
          </table:table-cell>
          <table:table-cell office:value-type="float" office:value="-11.25">
            <text:p>-11.25</text:p>
          </table:table-cell>
          <table:table-cell office:value-type="float" office:value="-220">
            <text:p>-220</text:p>
          </table:table-cell>
          <table:table-cell office:value-type="float" office:value="-566">
            <text:p>-566</text:p>
          </table:table-cell>
          <table:table-cell office:value-type="float" office:value="-0.00201072386058981">
            <text:p>-0.0020107239</text:p>
          </table:table-cell>
          <table:table-cell office:value-type="float" office:value="-0.0153417015341702">
            <text:p>-0.0153417015</text:p>
          </table:table-cell>
          <table:table-cell office:value-type="float" office:value="-0.0219175960346964">
            <text:p>-0.021917596</text:p>
          </table:table-cell>
          <table:table-cell office:value-type="float" office:value="0.992970390788405">
            <text:p>0.9929703908</text:p>
          </table:table-cell>
          <table:table-cell office:value-type="float" office:value="0.946765365530093">
            <text:p>0.9467653655</text:p>
          </table:table-cell>
          <table:table-cell office:value-type="float" office:value="0.924229960669805">
            <text:p>0.9242299607</text:p>
          </table:table-cell>
          <table:table-cell table:number-columns-repeated="2" office:value-type="float" office:value="0">
            <text:p>0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office:value-type="float" office:value="869">
            <text:p>869</text:p>
          </table:table-cell>
          <table:table-cell office:value-type="float" office:value="1271">
            <text:p>1271</text:p>
          </table:table-cell>
          <table:table-cell office:value-type="float" office:value="869">
            <text:p>869</text:p>
          </table:table-cell>
          <table:table-cell office:value-type="float" office:value="7365">
            <text:p>7365</text:p>
          </table:table-cell>
          <table:table-cell office:value-type="float" office:value="14700">
            <text:p>14700</text:p>
          </table:table-cell>
          <table:table-cell office:value-type="float" office:value="27720">
            <text:p>27720</text:p>
          </table:table-cell>
          <table:table-cell office:value-type="float" office:value="191.25">
            <text:p>191.25</text:p>
          </table:table-cell>
          <table:table-cell office:value-type="float" office:value="123.75">
            <text:p>123.75</text:p>
          </table:table-cell>
          <table:table-cell office:value-type="float" office:value="583.25">
            <text:p>583.25</text:p>
          </table:table-cell>
          <table:table-cell office:value-type="float" office:value="0.0259674134419552">
            <text:p>0.0259674134</text:p>
          </table:table-cell>
          <table:table-cell office:value-type="float" office:value="0.00841836734693878">
            <text:p>0.0084183673</text:p>
          </table:table-cell>
          <table:table-cell office:value-type="float" office:value="0.0210407647907648">
            <text:p>0.0210407648</text:p>
          </table:table-cell>
          <table:table-cell office:value-type="float" office:value="1.09220758790614">
            <text:p>1.0922075879</text:p>
          </table:table-cell>
          <table:table-cell office:value-type="float" office:value="1.02960318877551">
            <text:p>1.0296031888</text:p>
          </table:table-cell>
          <table:table-cell office:value-type="float" office:value="1.07451039578232">
            <text:p>1.0745103958</text:p>
          </table:table-cell>
          <table:table-cell office:value-type="float" office:value="27.0380548260638">
            <text:p>27.0380548261</text:p>
          </table:table-cell>
          <table:table-cell office:value-type="float" office:value="0">
            <text:p>0</text:p>
          </table:table-cell>
          <table:table-cell office:value-type="float" office:value="33.2884310179066">
            <text:p>33.2884310179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748">
            <text:p>1748</text:p>
          </table:table-cell>
          <table:table-cell office:value-type="float" office:value="1132">
            <text:p>1132</text:p>
          </table:table-cell>
          <table:table-cell office:value-type="float" office:value="1748">
            <text:p>1748</text:p>
          </table:table-cell>
          <table:table-cell office:value-type="float" office:value="8439">
            <text:p>8439</text:p>
          </table:table-cell>
          <table:table-cell office:value-type="float" office:value="13275">
            <text:p>13275</text:p>
          </table:table-cell>
          <table:table-cell office:value-type="float" office:value="22368">
            <text:p>22368</text:p>
          </table:table-cell>
          <table:table-cell office:value-type="float" office:value="-296.875">
            <text:p>-296.875</text:p>
          </table:table-cell>
          <table:table-cell office:value-type="float" office:value="20.125">
            <text:p>20.125</text:p>
          </table:table-cell>
          <table:table-cell office:value-type="float" office:value="-816">
            <text:p>-816</text:p>
          </table:table-cell>
          <table:table-cell office:value-type="float" office:value="-0.0351789311529802">
            <text:p>-0.0351789312</text:p>
          </table:table-cell>
          <table:table-cell office:value-type="float" office:value="0.00151600753295669">
            <text:p>0.0015160075</text:p>
          </table:table-cell>
          <table:table-cell office:value-type="float" office:value="-0.036480686695279">
            <text:p>-0.0364806867</text:p>
          </table:table-cell>
          <table:table-cell office:value-type="float" office:value="0.879299353070819">
            <text:p>0.8792993531</text:p>
          </table:table-cell>
          <table:table-cell office:value-type="float" office:value="1.00531053099187">
            <text:p>1.005310531</text:p>
          </table:table-cell>
          <table:table-cell office:value-type="float" office:value="0.874926043949972">
            <text:p>0.8749260439</text:p>
          </table:table-cell>
          <table:table-cell office:value-type="float" office:value="-19.3548325535938">
            <text:p>-19.3548325536</text:p>
          </table:table-cell>
          <table:table-cell office:value-type="float" office:value="0">
            <text:p>0</text:p>
          </table:table-cell>
          <table:table-cell office:value-type="float" office:value="-18.6516672747771">
            <text:p>-18.651667274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603">
            <text:p>603</text:p>
          </table:table-cell>
          <table:table-cell office:value-type="float" office:value="6341">
            <text:p>6341</text:p>
          </table:table-cell>
          <table:table-cell office:value-type="float" office:value="12189">
            <text:p>12189</text:p>
          </table:table-cell>
          <table:table-cell office:value-type="float" office:value="20143">
            <text:p>20143</text:p>
          </table:table-cell>
          <table:table-cell office:value-type="float" office:value="-12.75">
            <text:p>-12.75</text:p>
          </table:table-cell>
          <table:table-cell office:value-type="float" office:value="-187">
            <text:p>-187</text:p>
          </table:table-cell>
          <table:table-cell office:value-type="float" office:value="-166.125">
            <text:p>-166.125</text:p>
          </table:table-cell>
          <table:table-cell office:value-type="float" office:value="-0.00201072386058981">
            <text:p>-0.0020107239</text:p>
          </table:table-cell>
          <table:table-cell office:value-type="float" office:value="-0.0153417015341702">
            <text:p>-0.0153417015</text:p>
          </table:table-cell>
          <table:table-cell office:value-type="float" office:value="-0.00824728193417068">
            <text:p>-0.0082472819</text:p>
          </table:table-cell>
          <table:table-cell office:value-type="float" office:value="0.992970390788405">
            <text:p>0.9929703908</text:p>
          </table:table-cell>
          <table:table-cell office:value-type="float" office:value="0.946765365530093">
            <text:p>0.9467653655</text:p>
          </table:table-cell>
          <table:table-cell office:value-type="float" office:value="0.971267827842634">
            <text:p>0.97126782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office:value-type="float" office:value="997">
            <text:p>997</text:p>
          </table:table-cell>
          <table:table-cell office:value-type="float" office:value="612">
            <text:p>612</text:p>
          </table:table-cell>
          <table:table-cell office:value-type="float" office:value="8347">
            <text:p>8347</text:p>
          </table:table-cell>
          <table:table-cell office:value-type="float" office:value="13957">
            <text:p>13957</text:p>
          </table:table-cell>
          <table:table-cell office:value-type="float" office:value="24010">
            <text:p>24010</text:p>
          </table:table-cell>
          <table:table-cell office:value-type="float" office:value="216.75">
            <text:p>216.75</text:p>
          </table:table-cell>
          <table:table-cell office:value-type="float" office:value="36.125">
            <text:p>36.125</text:p>
          </table:table-cell>
          <table:table-cell office:value-type="float" office:value="1517.375">
            <text:p>1517.375</text:p>
          </table:table-cell>
          <table:table-cell office:value-type="float" office:value="0.0259674134419552">
            <text:p>0.0259674134</text:p>
          </table:table-cell>
          <table:table-cell office:value-type="float" office:value="0.00258830694275274">
            <text:p>0.0025883069</text:p>
          </table:table-cell>
          <table:table-cell office:value-type="float" office:value="0.0631976259891712">
            <text:p>0.063197626</text:p>
          </table:table-cell>
          <table:table-cell office:value-type="float" office:value="1.09220758790614">
            <text:p>1.0922075879</text:p>
          </table:table-cell>
          <table:table-cell office:value-type="float" office:value="1.00907220499198">
            <text:p>1.009072205</text:p>
          </table:table-cell>
          <table:table-cell office:value-type="float" office:value="1.22901981322621">
            <text:p>1.2290198132</text:p>
          </table:table-cell>
          <table:table-cell office:value-type="float" office:value="27.0380548260638">
            <text:p>27.0380548261</text:p>
          </table:table-cell>
          <table:table-cell office:value-type="float" office:value="0">
            <text:p>0</text:p>
          </table:table-cell>
          <table:table-cell office:value-type="float" office:value="11.3109647559021">
            <text:p>11.310964755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09">
            <text:p>1709</text:p>
          </table:table-cell>
          <table:table-cell table:number-columns-repeated="2" office:value-type="float" office:value="730">
            <text:p>730</text:p>
          </table:table-cell>
          <table:table-cell office:value-type="float" office:value="9220">
            <text:p>9220</text:p>
          </table:table-cell>
          <table:table-cell office:value-type="float" office:value="14895">
            <text:p>14895</text:p>
          </table:table-cell>
          <table:table-cell office:value-type="float" office:value="26950">
            <text:p>26950</text:p>
          </table:table-cell>
          <table:table-cell office:value-type="float" office:value="-491.25">
            <text:p>-491.25</text:p>
          </table:table-cell>
          <table:table-cell office:value-type="float" office:value="-980.285714285714">
            <text:p>-980.2857142857</text:p>
          </table:table-cell>
          <table:table-cell office:value-type="float" office:value="692.25">
            <text:p>692.25</text:p>
          </table:table-cell>
          <table:table-cell office:value-type="float" office:value="-0.0532809110629067">
            <text:p>-0.0532809111</text:p>
          </table:table-cell>
          <table:table-cell office:value-type="float" office:value="-0.0658130724595981">
            <text:p>-0.0658130725</text:p>
          </table:table-cell>
          <table:table-cell office:value-type="float" office:value="0.0256864564007421">
            <text:p>0.0256864564</text:p>
          </table:table-cell>
          <table:table-cell office:value-type="float" office:value="0.819080968027865">
            <text:p>0.819080968</text:p>
          </table:table-cell>
          <table:table-cell office:value-type="float" office:value="0.778143712984288">
            <text:p>0.778143713</text:p>
          </table:table-cell>
          <table:table-cell office:value-type="float" office:value="1.09119579372575">
            <text:p>1.0911957937</text:p>
          </table:table-cell>
          <table:table-cell office:value-type="float" office:value="-12.6595606201868">
            <text:p>-12.6595606202</text:p>
          </table:table-cell>
          <table:table-cell office:value-type="float" office:value="-10.1815536123825">
            <text:p>-10.1815536124</text:p>
          </table:table-cell>
          <table:table-cell office:value-type="float" office:value="27.3300367896713">
            <text:p>27.330036789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4">
            <text:p>4</text:p>
          </table:table-cell>
          <table:table-cell office:value-type="float" office:value="1657">
            <text:p>1657</text:p>
          </table:table-cell>
          <table:table-cell table:number-columns-repeated="2" office:value-type="float" office:value="692">
            <text:p>692</text:p>
          </table:table-cell>
          <table:table-cell office:value-type="float" office:value="7229">
            <text:p>7229</text:p>
          </table:table-cell>
          <table:table-cell office:value-type="float" office:value="13139">
            <text:p>13139</text:p>
          </table:table-cell>
          <table:table-cell office:value-type="float" office:value="25327">
            <text:p>25327</text:p>
          </table:table-cell>
          <table:table-cell office:value-type="float" office:value="-332.625">
            <text:p>-332.625</text:p>
          </table:table-cell>
          <table:table-cell office:value-type="float" office:value="-604.75">
            <text:p>-604.75</text:p>
          </table:table-cell>
          <table:table-cell office:value-type="float" office:value="36.375">
            <text:p>36.375</text:p>
          </table:table-cell>
          <table:table-cell office:value-type="float" office:value="-0.0460125881864712">
            <text:p>-0.0460125882</text:p>
          </table:table-cell>
          <table:table-cell office:value-type="float" office:value="-0.0460270949082883">
            <text:p>-0.0460270949</text:p>
          </table:table-cell>
          <table:table-cell office:value-type="float" office:value="0.00143621431673708">
            <text:p>0.0014362143</text:p>
          </table:table-cell>
          <table:table-cell office:value-type="float" office:value="0.843105571559722">
            <text:p>0.8431055716</text:p>
          </table:table-cell>
          <table:table-cell office:value-type="float" office:value="0.843057415013756">
            <text:p>0.843057415</text:p>
          </table:table-cell>
          <table:table-cell office:value-type="float" office:value="1.00503079302324">
            <text:p>1.005030793</text:p>
          </table:table-cell>
          <table:table-cell office:value-type="float" office:value="-14.7150001609135">
            <text:p>-14.7150001609</text:p>
          </table:table-cell>
          <table:table-cell office:value-type="float" office:value="-14.7102513503578">
            <text:p>-14.71025135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614">
            <text:p>1614</text:p>
          </table:table-cell>
          <table:table-cell office:value-type="float" office:value="668">
            <text:p>668</text:p>
          </table:table-cell>
          <table:table-cell office:value-type="float" office:value="7340">
            <text:p>7340</text:p>
          </table:table-cell>
          <table:table-cell office:value-type="float" office:value="14034">
            <text:p>14034</text:p>
          </table:table-cell>
          <table:table-cell office:value-type="float" office:value="25715">
            <text:p>25715</text:p>
          </table:table-cell>
          <table:table-cell office:value-type="float" office:value="-228.375">
            <text:p>-228.375</text:p>
          </table:table-cell>
          <table:table-cell office:value-type="float" office:value="408">
            <text:p>408</text:p>
          </table:table-cell>
          <table:table-cell office:value-type="float" office:value="517">
            <text:p>517</text:p>
          </table:table-cell>
          <table:table-cell office:value-type="float" office:value="-0.0311137602179837">
            <text:p>-0.0311137602</text:p>
          </table:table-cell>
          <table:table-cell office:value-type="float" office:value="0.0290722530996152">
            <text:p>0.0290722531</text:p>
          </table:table-cell>
          <table:table-cell office:value-type="float" office:value="0.0201049970834144">
            <text:p>0.0201049971</text:p>
          </table:table-cell>
          <table:table-cell office:value-type="float" office:value="0.892999248743865">
            <text:p>0.8929992487</text:p>
          </table:table-cell>
          <table:table-cell office:value-type="float" office:value="1.10340946981322">
            <text:p>1.1034094698</text:p>
          </table:table-cell>
          <table:table-cell office:value-type="float" office:value="1.07115974317109">
            <text:p>1.0711597432</text:p>
          </table:table-cell>
          <table:table-cell office:value-type="float" office:value="-21.9294345353914">
            <text:p>-21.9294345354</text:p>
          </table:table-cell>
          <table:table-cell office:value-type="float" office:value="24.1871426240218">
            <text:p>24.187142624</text:p>
          </table:table-cell>
          <table:table-cell office:value-type="float" office:value="34.8217869567497">
            <text:p>34.821786956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91">
            <text:p>1591</text:p>
          </table:table-cell>
          <table:table-cell office:value-type="float" office:value="1029">
            <text:p>1029</text:p>
          </table:table-cell>
          <table:table-cell office:value-type="float" office:value="668">
            <text:p>668</text:p>
          </table:table-cell>
          <table:table-cell office:value-type="float" office:value="7191">
            <text:p>7191</text:p>
          </table:table-cell>
          <table:table-cell office:value-type="float" office:value="14700">
            <text:p>14700</text:p>
          </table:table-cell>
          <table:table-cell office:value-type="float" office:value="26950">
            <text:p>26950</text:p>
          </table:table-cell>
          <table:table-cell office:value-type="float" office:value="-324.714285714286">
            <text:p>-324.7142857143</text:p>
          </table:table-cell>
          <table:table-cell office:value-type="float" office:value="237.285714285714">
            <text:p>237.2857142857</text:p>
          </table:table-cell>
          <table:table-cell office:value-type="float" office:value="814.857142857143">
            <text:p>814.8571428571</text:p>
          </table:table-cell>
          <table:table-cell office:value-type="float" office:value="-0.0451556509128474">
            <text:p>-0.0451556509</text:p>
          </table:table-cell>
          <table:table-cell office:value-type="float" office:value="0.0161418853255588">
            <text:p>0.0161418853</text:p>
          </table:table-cell>
          <table:table-cell office:value-type="float" office:value="0.0302358865624172">
            <text:p>0.0302358866</text:p>
          </table:table-cell>
          <table:table-cell office:value-type="float" office:value="0.845951726111385">
            <text:p>0.8459517261</text:p>
          </table:table-cell>
          <table:table-cell office:value-type="float" office:value="1.05700729714471">
            <text:p>1.0570072971</text:p>
          </table:table-cell>
          <table:table-cell office:value-type="float" office:value="1.10761745228744">
            <text:p>1.1076174523</text:p>
          </table:table-cell>
          <table:table-cell office:value-type="float" office:value="-15.0009333025018">
            <text:p>-15.0009333025</text:p>
          </table:table-cell>
          <table:table-cell office:value-type="float" office:value="0">
            <text:p>0</text:p>
          </table:table-cell>
          <table:table-cell office:value-type="float" office:value="23.2695051113839">
            <text:p>23.269505111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98">
            <text:p>1398</text:p>
          </table:table-cell>
          <table:table-cell table:number-columns-repeated="2" office:value-type="float" office:value="502">
            <text:p>502</text:p>
          </table:table-cell>
          <table:table-cell office:value-type="float" office:value="6486">
            <text:p>6486</text:p>
          </table:table-cell>
          <table:table-cell office:value-type="float" office:value="13634">
            <text:p>13634</text:p>
          </table:table-cell>
          <table:table-cell office:value-type="float" office:value="26028">
            <text:p>26028</text:p>
          </table:table-cell>
          <table:table-cell office:value-type="float" office:value="-455.833333333333">
            <text:p>-455.8333333333</text:p>
          </table:table-cell>
          <table:table-cell office:value-type="float" office:value="-422.833333333333">
            <text:p>-422.8333333333</text:p>
          </table:table-cell>
          <table:table-cell office:value-type="float" office:value="0">
            <text:p>0</text:p>
          </table:table-cell>
          <table:table-cell office:value-type="float" office:value="-0.0702795765237948">
            <text:p>-0.0702795765</text:p>
          </table:table-cell>
          <table:table-cell office:value-type="float" office:value="-0.0310131533910322">
            <text:p>-0.0310131534</text:p>
          </table:table-cell>
          <table:table-cell office:value-type="float" office:value="0">
            <text:p>0</text:p>
          </table:table-cell>
          <table:table-cell office:value-type="float" office:value="0.763702351164391">
            <text:p>0.7637023512</text:p>
          </table:table-cell>
          <table:table-cell office:value-type="float" office:value="0.893339121870568">
            <text:p>0.8933391219</text:p>
          </table:table-cell>
          <table:table-cell office:value-type="float" office:value="1.12">
            <text:p>1.12</text:p>
          </table:table-cell>
          <table:table-cell office:value-type="float" office:value="-9.51192896739245">
            <text:p>-9.5119289674</text:p>
          </table:table-cell>
          <table:table-cell office:value-type="float" office:value="-22.0017099387141">
            <text:p>-22.0017099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37">
            <text:p>1237</text:p>
          </table:table-cell>
          <table:table-cell table:number-columns-repeated="2" office:value-type="float" office:value="373">
            <text:p>373</text:p>
          </table:table-cell>
          <table:table-cell office:value-type="float" office:value="5778">
            <text:p>5778</text:p>
          </table:table-cell>
          <table:table-cell office:value-type="float" office:value="12234">
            <text:p>12234</text:p>
          </table:table-cell>
          <table:table-cell office:value-type="float" office:value="26889">
            <text:p>26889</text:p>
          </table:table-cell>
          <table:table-cell office:value-type="float" office:value="-148.8">
            <text:p>-148.8</text:p>
          </table:table-cell>
          <table:table-cell office:value-type="float" office:value="516.4">
            <text:p>516.4</text:p>
          </table:table-cell>
          <table:table-cell office:value-type="float" office:value="0">
            <text:p>0</text:p>
          </table:table-cell>
          <table:table-cell office:value-type="float" office:value="-0.0257528556593977">
            <text:p>-0.0257528557</text:p>
          </table:table-cell>
          <table:table-cell office:value-type="float" office:value="0.0422102337747262">
            <text:p>0.0422102338</text:p>
          </table:table-cell>
          <table:table-cell office:value-type="float" office:value="0">
            <text:p>0</text:p>
          </table:table-cell>
          <table:table-cell office:value-type="float" office:value="0.911164895958351">
            <text:p>0.911164896</text:p>
          </table:table-cell>
          <table:table-cell office:value-type="float" office:value="1.15122795772876">
            <text:p>1.1512279577</text:p>
          </table:table-cell>
          <table:table-cell office:value-type="float" office:value="1.12">
            <text:p>1.12</text:p>
          </table:table-cell>
          <table:table-cell office:value-type="float" office:value="-26.5672716068349">
            <text:p>-26.5672716068</text:p>
          </table:table-cell>
          <table:table-cell office:value-type="float" office:value="16.7654919187075">
            <text:p>16.7654919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3" office:value-type="float" office:value="5">
            <text:p>5</text:p>
          </table:table-cell>
          <table:table-cell office:value-type="float" office:value="1323">
            <text:p>132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5337">
            <text:p>5337</text:p>
          </table:table-cell>
          <table:table-cell office:value-type="float" office:value="12422">
            <text:p>12422</text:p>
          </table:table-cell>
          <table:table-cell office:value-type="float" office:value="27779">
            <text:p>27779</text:p>
          </table:table-cell>
          <table:table-cell table:number-columns-repeated="6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1.05">
            <text:p>1.05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372">
            <text:p>1372</text:p>
          </table:table-cell>
          <table:table-cell office:value-type="float" office:value="570">
            <text:p>570</text:p>
          </table:table-cell>
          <table:table-cell office:value-type="float" office:value="4930">
            <text:p>4930</text:p>
          </table:table-cell>
          <table:table-cell office:value-type="float" office:value="12442">
            <text:p>12442</text:p>
          </table:table-cell>
          <table:table-cell office:value-type="float" office:value="28698">
            <text:p>28698</text:p>
          </table:table-cell>
          <table:table-cell table:number-columns-repeated="6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3" office:value-type="float" office:value="5">
            <text:p>5</text:p>
          </table:table-cell>
          <table:table-cell office:value-type="float" office:value="1301">
            <text:p>1301</text:p>
          </table:table-cell>
          <table:table-cell table:number-columns-repeated="2" office:value-type="float" office:value="531">
            <text:p>531</text:p>
          </table:table-cell>
          <table:table-cell office:value-type="float" office:value="4554">
            <text:p>4554</text:p>
          </table:table-cell>
          <table:table-cell office:value-type="float" office:value="11985">
            <text:p>11985</text:p>
          </table:table-cell>
          <table:table-cell office:value-type="float" office:value="29647">
            <text:p>29647</text:p>
          </table:table-cell>
          <table:table-cell table:number-columns-repeated="6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2">
            <text:p>202</text:p>
          </table:table-cell>
          <table:table-cell office:value-type="float" office:value="8448.5">
            <text:p>8448.5</text:p>
          </table:table-cell>
          <table:table-cell office:value-type="float" office:value="20774">
            <text:p>20774</text:p>
          </table:table-cell>
          <table:table-cell office:value-type="float" office:value="12.7175">
            <text:p>12.7175</text:p>
          </table:table-cell>
          <table:table-cell table:number-columns-repeated="3" office:value-type="float" office:value="5">
            <text:p>5</text:p>
          </table:table-cell>
          <table:table-cell office:value-type="float" office:value="1428">
            <text:p>1428</text:p>
          </table:table-cell>
          <table:table-cell office:value-type="float" office:value="974">
            <text:p>974</text:p>
          </table:table-cell>
          <table:table-cell office:value-type="float" office:value="686">
            <text:p>686</text:p>
          </table:table-cell>
          <table:table-cell office:value-type="float" office:value="4207">
            <text:p>4207</text:p>
          </table:table-cell>
          <table:table-cell office:value-type="float" office:value="11833">
            <text:p>11833</text:p>
          </table:table-cell>
          <table:table-cell office:value-type="float" office:value="30628">
            <text:p>30628</text:p>
          </table:table-cell>
          <table:table-cell table:number-columns-repeated="6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1">
            <text:p>201</text:p>
          </table:table-cell>
          <table:table-cell office:value-type="float" office:value="8449.66666666667">
            <text:p>8449.6666666667</text:p>
          </table:table-cell>
          <table:table-cell office:value-type="float" office:value="18262">
            <text:p>18262</text:p>
          </table:table-cell>
          <table:table-cell office:value-type="float" office:value="12.5933333333333">
            <text:p>12.59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488">
            <text:p>1488</text:p>
          </table:table-cell>
          <table:table-cell office:value-type="float" office:value="770">
            <text:p>770</text:p>
          </table:table-cell>
          <table:table-cell office:value-type="float" office:value="3886">
            <text:p>3886</text:p>
          </table:table-cell>
          <table:table-cell office:value-type="float" office:value="11701">
            <text:p>11701</text:p>
          </table:table-cell>
          <table:table-cell office:value-type="float" office:value="31642">
            <text:p>31642</text:p>
          </table:table-cell>
          <table:table-cell table:number-columns-repeated="6"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1.12">
            <text:p>1.12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9.2">
            <text:p>29.2</text:p>
          </table:table-cell>
          <table:table-cell office:value-type="float" office:value="51.6">
            <text:p>51.6</text:p>
          </table:table-cell>
          <table:table-cell office:value-type="float" office:value="51.8">
            <text:p>51.8</text:p>
          </table:table-cell>
          <table:table-cell office:value-type="float" office:value="28329">
            <text:p>28329</text:p>
          </table:table-cell>
          <table:table-cell office:value-type="float" office:value="29863">
            <text:p>29863</text:p>
          </table:table-cell>
          <table:table-cell office:value-type="float" office:value="30234">
            <text:p>302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9:34.55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1261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215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3023">
                <text:p>13023</text:p>
              </table:table-cell>
              <table:table-cell office:value-type="float" office:value="22038">
                <text:p>2203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258">
                <text:p>14258</text:p>
              </table:table-cell>
              <table:table-cell office:value-type="float" office:value="23867">
                <text:p>238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4068">
                <text:p>14068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923">
                <text:p>2292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3065">
                <text:p>2306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741">
                <text:p>2474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428">
                <text:p>17428</text:p>
              </table:table-cell>
              <table:table-cell office:value-type="float" office:value="25685">
                <text:p>2568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875">
                <text:p>16875</text:p>
              </table:table-cell>
              <table:table-cell office:value-type="float" office:value="26307">
                <text:p>2630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7060">
                <text:p>17060</text:p>
              </table:table-cell>
              <table:table-cell office:value-type="float" office:value="28184">
                <text:p>2818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090">
                <text:p>14090</text:p>
              </table:table-cell>
              <table:table-cell office:value-type="float" office:value="18293">
                <text:p>18293</text:p>
              </table:table-cell>
              <table:table-cell office:value-type="float" office:value="28935">
                <text:p>2893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615">
                <text:p>13615</text:p>
              </table:table-cell>
              <table:table-cell office:value-type="float" office:value="18897">
                <text:p>18897</text:p>
              </table:table-cell>
              <table:table-cell office:value-type="float" office:value="26933">
                <text:p>2693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498">
                <text:p>13498</text:p>
              </table:table-cell>
              <table:table-cell office:value-type="float" office:value="19402">
                <text:p>19402</text:p>
              </table:table-cell>
              <table:table-cell office:value-type="float" office:value="26532">
                <text:p>2653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610">
                <text:p>13610</text:p>
              </table:table-cell>
              <table:table-cell office:value-type="float" office:value="21001">
                <text:p>21001</text:p>
              </table:table-cell>
              <table:table-cell office:value-type="float" office:value="29072">
                <text:p>2907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275">
                <text:p>14275</text:p>
              </table:table-cell>
              <table:table-cell office:value-type="float" office:value="21190">
                <text:p>21190</text:p>
              </table:table-cell>
              <table:table-cell office:value-type="float" office:value="30417">
                <text:p>3041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905">
                <text:p>14905</text:p>
              </table:table-cell>
              <table:table-cell office:value-type="float" office:value="19925">
                <text:p>19925</text:p>
              </table:table-cell>
              <table:table-cell office:value-type="float" office:value="32345">
                <text:p>3234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236">
                <text:p>15236</text:p>
              </table:table-cell>
              <table:table-cell office:value-type="float" office:value="21534">
                <text:p>21534</text:p>
              </table:table-cell>
              <table:table-cell office:value-type="float" office:value="36262">
                <text:p>3626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00">
                <text:p>16600</text:p>
              </table:table-cell>
              <table:table-cell office:value-type="float" office:value="22850">
                <text:p>22850</text:p>
              </table:table-cell>
              <table:table-cell office:value-type="float" office:value="38463">
                <text:p>3846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670">
                <text:p>16670</text:p>
              </table:table-cell>
              <table:table-cell office:value-type="float" office:value="22916">
                <text:p>22916</text:p>
              </table:table-cell>
              <table:table-cell office:value-type="float" office:value="38317">
                <text:p>3831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2">
                <text:p>15892</text:p>
              </table:table-cell>
              <table:table-cell office:value-type="float" office:value="24302">
                <text:p>24302</text:p>
              </table:table-cell>
              <table:table-cell office:value-type="float" office:value="40401">
                <text:p>4040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5845">
                <text:p>25845</text:p>
              </table:table-cell>
              <table:table-cell office:value-type="float" office:value="41798">
                <text:p>4179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0">
                <text:p>16360</text:p>
              </table:table-cell>
              <table:table-cell office:value-type="float" office:value="27475">
                <text:p>27475</text:p>
              </table:table-cell>
              <table:table-cell office:value-type="float" office:value="43959">
                <text:p>4395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105">
                <text:p>17105</text:p>
              </table:table-cell>
              <table:table-cell office:value-type="float" office:value="28350">
                <text:p>28350</text:p>
              </table:table-cell>
              <table:table-cell office:value-type="float" office:value="47384">
                <text:p>4738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30070">
                <text:p>30070</text:p>
              </table:table-cell>
              <table:table-cell office:value-type="float" office:value="50327">
                <text:p>5032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014">
                <text:p>20014</text:p>
              </table:table-cell>
              <table:table-cell office:value-type="float" office:value="30968">
                <text:p>30968</text:p>
              </table:table-cell>
              <table:table-cell office:value-type="float" office:value="49412">
                <text:p>4941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224">
                <text:p>21224</text:p>
              </table:table-cell>
              <table:table-cell office:value-type="float" office:value="31298">
                <text:p>31298</text:p>
              </table:table-cell>
              <table:table-cell office:value-type="float" office:value="47294">
                <text:p>4729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610">
                <text:p>33610</text:p>
              </table:table-cell>
              <table:table-cell office:value-type="float" office:value="47903">
                <text:p>4790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4684">
                <text:p>34684</text:p>
              </table:table-cell>
              <table:table-cell office:value-type="float" office:value="49784">
                <text:p>4978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334">
                <text:p>34334</text:p>
              </table:table-cell>
              <table:table-cell office:value-type="float" office:value="48024">
                <text:p>4802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260">
                <text:p>33260</text:p>
              </table:table-cell>
              <table:table-cell office:value-type="float" office:value="49974">
                <text:p>4997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3702">
                <text:p>33702</text:p>
              </table:table-cell>
              <table:table-cell office:value-type="float" office:value="52812">
                <text:p>528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014">
                <text:p>26014</text:p>
              </table:table-cell>
              <table:table-cell office:value-type="float" office:value="34748">
                <text:p>34748</text:p>
              </table:table-cell>
              <table:table-cell office:value-type="float" office:value="49778">
                <text:p>4977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175">
                <text:p>26175</text:p>
              </table:table-cell>
              <table:table-cell office:value-type="float" office:value="33900">
                <text:p>33900</text:p>
              </table:table-cell>
              <table:table-cell office:value-type="float" office:value="46654">
                <text:p>4665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080">
                <text:p>24080</text:p>
              </table:table-cell>
              <table:table-cell office:value-type="float" office:value="32728">
                <text:p>32728</text:p>
              </table:table-cell>
              <table:table-cell office:value-type="float" office:value="48858">
                <text:p>4885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035">
                <text:p>33035</text:p>
              </table:table-cell>
              <table:table-cell office:value-type="float" office:value="51153">
                <text:p>5115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056">
                <text:p>34056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842">
                <text:p>33842</text:p>
              </table:table-cell>
              <table:table-cell office:value-type="float" office:value="49650">
                <text:p>4965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622">
                <text:p>34622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318">
                <text:p>36318</text:p>
              </table:table-cell>
              <table:table-cell office:value-type="float" office:value="52283">
                <text:p>52283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690">
                <text:p>34690</text:p>
              </table:table-cell>
              <table:table-cell office:value-type="float" office:value="51638">
                <text:p>5163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920">
                <text:p>34920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3225">
                <text:p>23225</text:p>
              </table:table-cell>
              <table:table-cell office:value-type="float" office:value="36012">
                <text:p>36012</text:p>
              </table:table-cell>
              <table:table-cell office:value-type="float" office:value="52065">
                <text:p>5206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820">
                <text:p>36820</text:p>
              </table:table-cell>
              <table:table-cell office:value-type="float" office:value="52983">
                <text:p>5298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6608">
                <text:p>36608</text:p>
              </table:table-cell>
              <table:table-cell office:value-type="float" office:value="54385">
                <text:p>543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6290">
                <text:p>36290</text:p>
              </table:table-cell>
              <table:table-cell office:value-type="float" office:value="51301">
                <text:p>5130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920">
                <text:p>26920</text:p>
              </table:table-cell>
              <table:table-cell office:value-type="float" office:value="35486">
                <text:p>35486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641">
                <text:p>35641</text:p>
              </table:table-cell>
              <table:table-cell office:value-type="float" office:value="51095">
                <text:p>5109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890">
                <text:p>23890</text:p>
              </table:table-cell>
              <table:table-cell office:value-type="float" office:value="35392">
                <text:p>35392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3074">
                <text:p>23074</text:p>
              </table:table-cell>
              <table:table-cell office:value-type="float" office:value="35046">
                <text:p>35046</text:p>
              </table:table-cell>
              <table:table-cell office:value-type="float" office:value="49661">
                <text:p>496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9978">
                <text:p>19978</text:p>
              </table:table-cell>
              <table:table-cell office:value-type="float" office:value="33584">
                <text:p>33584</text:p>
              </table:table-cell>
              <table:table-cell office:value-type="float" office:value="49692">
                <text:p>4969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7400">
                <text:p>17400</text:p>
              </table:table-cell>
              <table:table-cell office:value-type="float" office:value="30100">
                <text:p>30100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4574">
                <text:p>14574</text:p>
              </table:table-cell>
              <table:table-cell office:value-type="float" office:value="29344">
                <text:p>29344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656">
                <text:p>14656</text:p>
              </table:table-cell>
              <table:table-cell office:value-type="float" office:value="28163">
                <text:p>28163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3744">
                <text:p>13744</text:p>
              </table:table-cell>
              <table:table-cell office:value-type="float" office:value="26226">
                <text:p>26226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00">
                <text:p>11200</text:p>
              </table:table-cell>
              <table:table-cell office:value-type="float" office:value="24433">
                <text:p>24433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104">
                <text:p>11104</text:p>
              </table:table-cell>
              <table:table-cell office:value-type="float" office:value="23160">
                <text:p>23160</text:p>
              </table:table-cell>
              <table:table-cell office:value-type="float" office:value="40627">
                <text:p>4062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2608">
                <text:p>12608</text:p>
              </table:table-cell>
              <table:table-cell office:value-type="float" office:value="22568">
                <text:p>22568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995">
                <text:p>10995</text:p>
              </table:table-cell>
              <table:table-cell office:value-type="float" office:value="19901">
                <text:p>19901</text:p>
              </table:table-cell>
              <table:table-cell office:value-type="float" office:value="34633">
                <text:p>34633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9045">
                <text:p>9045</text:p>
              </table:table-cell>
              <table:table-cell office:value-type="float" office:value="20420">
                <text:p>20420</text:p>
              </table:table-cell>
              <table:table-cell office:value-type="float" office:value="34895">
                <text:p>3489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9180">
                <text:p>9180</text:p>
              </table:table-cell>
              <table:table-cell office:value-type="float" office:value="18009">
                <text:p>18009</text:p>
              </table:table-cell>
              <table:table-cell office:value-type="float" office:value="33775">
                <text:p>3377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0950">
                <text:p>10950</text:p>
              </table:table-cell>
              <table:table-cell office:value-type="float" office:value="18819">
                <text:p>18819</text:p>
              </table:table-cell>
              <table:table-cell office:value-type="float" office:value="31185">
                <text:p>31185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0380">
                <text:p>10380</text:p>
              </table:table-cell>
              <table:table-cell office:value-type="float" office:value="18378">
                <text:p>18378</text:p>
              </table:table-cell>
              <table:table-cell office:value-type="float" office:value="34895">
                <text:p>3489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045">
                <text:p>9045</text:p>
              </table:table-cell>
              <table:table-cell office:value-type="float" office:value="17561">
                <text:p>17561</text:p>
              </table:table-cell>
              <table:table-cell office:value-type="float" office:value="33775">
                <text:p>3377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180">
                <text:p>9180</text:p>
              </table:table-cell>
              <table:table-cell office:value-type="float" office:value="17368">
                <text:p>17368</text:p>
              </table:table-cell>
              <table:table-cell office:value-type="float" office:value="30415">
                <text:p>3041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530">
                <text:p>7530</text:p>
              </table:table-cell>
              <table:table-cell office:value-type="float" office:value="15498">
                <text:p>15498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595">
                <text:p>5595</text:p>
              </table:table-cell>
              <table:table-cell office:value-type="float" office:value="14454">
                <text:p>14454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365">
                <text:p>7365</text:p>
              </table:table-cell>
              <table:table-cell office:value-type="float" office:value="14526">
                <text:p>14526</text:p>
              </table:table-cell>
              <table:table-cell office:value-type="float" office:value="25648">
                <text:p>2564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550">
                <text:p>8550</text:p>
              </table:table-cell>
              <table:table-cell office:value-type="float" office:value="15381">
                <text:p>15381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7530">
                <text:p>7530</text:p>
              </table:table-cell>
              <table:table-cell office:value-type="float" office:value="14127">
                <text:p>14127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595">
                <text:p>5595</text:p>
              </table:table-cell>
              <table:table-cell office:value-type="float" office:value="14340">
                <text:p>14340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365">
                <text:p>7365</text:p>
              </table:table-cell>
              <table:table-cell office:value-type="float" office:value="14700">
                <text:p>14700</text:p>
              </table:table-cell>
              <table:table-cell office:value-type="float" office:value="27720">
                <text:p>27720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8439">
                <text:p>8439</text:p>
              </table:table-cell>
              <table:table-cell office:value-type="float" office:value="13275">
                <text:p>13275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6341">
                <text:p>6341</text:p>
              </table:table-cell>
              <table:table-cell office:value-type="float" office:value="12189">
                <text:p>12189</text:p>
              </table:table-cell>
              <table:table-cell office:value-type="float" office:value="20143">
                <text:p>20143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8347">
                <text:p>8347</text:p>
              </table:table-cell>
              <table:table-cell office:value-type="float" office:value="13957">
                <text:p>13957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9220">
                <text:p>9220</text:p>
              </table:table-cell>
              <table:table-cell office:value-type="float" office:value="14895">
                <text:p>14895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7229">
                <text:p>7229</text:p>
              </table:table-cell>
              <table:table-cell office:value-type="float" office:value="13139">
                <text:p>13139</text:p>
              </table:table-cell>
              <table:table-cell office:value-type="float" office:value="25327">
                <text:p>25327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7340">
                <text:p>7340</text:p>
              </table:table-cell>
              <table:table-cell office:value-type="float" office:value="14034">
                <text:p>14034</text:p>
              </table:table-cell>
              <table:table-cell office:value-type="float" office:value="25715">
                <text:p>2571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191">
                <text:p>7191</text:p>
              </table:table-cell>
              <table:table-cell office:value-type="float" office:value="14700">
                <text:p>14700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486">
                <text:p>6486</text:p>
              </table:table-cell>
              <table:table-cell office:value-type="float" office:value="13634">
                <text:p>13634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5778">
                <text:p>5778</text:p>
              </table:table-cell>
              <table:table-cell office:value-type="float" office:value="12234">
                <text:p>12234</text:p>
              </table:table-cell>
              <table:table-cell office:value-type="float" office:value="26889">
                <text:p>26889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5337">
                <text:p>5337</text:p>
              </table:table-cell>
              <table:table-cell office:value-type="float" office:value="12422">
                <text:p>12422</text:p>
              </table:table-cell>
              <table:table-cell office:value-type="float" office:value="27779">
                <text:p>27779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4930">
                <text:p>4930</text:p>
              </table:table-cell>
              <table:table-cell office:value-type="float" office:value="12442">
                <text:p>12442</text:p>
              </table:table-cell>
              <table:table-cell office:value-type="float" office:value="28698">
                <text:p>28698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4554">
                <text:p>4554</text:p>
              </table:table-cell>
              <table:table-cell office:value-type="float" office:value="11985">
                <text:p>11985</text:p>
              </table:table-cell>
              <table:table-cell office:value-type="float" office:value="29647">
                <text:p>29647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4207">
                <text:p>4207</text:p>
              </table:table-cell>
              <table:table-cell office:value-type="float" office:value="11833">
                <text:p>11833</text:p>
              </table:table-cell>
              <table:table-cell office:value-type="float" office:value="30628">
                <text:p>30628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3886">
                <text:p>3886</text:p>
              </table:table-cell>
              <table:table-cell office:value-type="float" office:value="11701">
                <text:p>11701</text:p>
              </table:table-cell>
              <table:table-cell office:value-type="float" office:value="31642">
                <text:p>31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5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448.5">
                <text:p>8448.5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449.66666666667">
                <text:p>8449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5cm" svg:y="1.404cm" svg:width="31.23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7175">
                <text:p>12.7175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5933333333333">
                <text:p>12.59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3cm" svg:y="1.352cm" svg:width="31.68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193537578538">
                <text:p>1.119353757853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026623892475">
                <text:p>1.1302662389247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4715987585139">
                <text:p>1.1471598758513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9334465395758">
                <text:p>1.0933446539575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136914349311">
                <text:p>1.1213691434931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988692959609">
                <text:p>1.1198869295960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424975862665">
                <text:p>1.1942497586266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043664333105">
                <text:p>1.1404366433310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4622536209383">
                <text:p>1.1462253620938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3138851790591">
                <text:p>1.1313885179059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933182856227">
                <text:p>1.0793318285622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071386931911">
                <text:p>1.0507138693191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6633462929091">
                <text:p>1.1663346292909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480398398185">
                <text:p>1.0848039839818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9929049039806">
                <text:p>1.0992904903980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939915307245">
                <text:p>1.1293991530724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20032837778841">
                <text:p>1.2003283777884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5680626644609">
                <text:p>1.1568062664460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1882596056359">
                <text:p>1.1188259605635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760657681914">
                <text:p>1.1676065768191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5908361522539">
                <text:p>1.1590836152253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673875873261">
                <text:p>1.1567387587326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6958510897729">
                <text:p>1.0695851089772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6594667057489">
                <text:p>1.1659466705748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690859953128">
                <text:p>1.1169085995312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5433762302928">
                <text:p>1.0543376230292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5665970651197">
                <text:p>1.0566597065119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75699966253217">
                <text:p>0.97569996625321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77704328967447">
                <text:p>0.97770432896744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3920485189711">
                <text:p>1.0392048518971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7103193427939">
                <text:p>1.0710319342793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7863852717">
                <text:p>1.05786385271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1428026752291">
                <text:p>1.0142802675229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1375884427336">
                <text:p>1.0137588442733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95738493111807">
                <text:p>0.99573849311180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576366105869">
                <text:p>1.0157636610586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861366510061">
                <text:p>0.9786136651006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2123035536728">
                <text:p>0.97212303553672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90077549263576">
                <text:p>0.99007754926357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1352812761006">
                <text:p>0.98135281276100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278609736672">
                <text:p>1.0427860973667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063594670754">
                <text:p>1.0706359467075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68651158982">
                <text:p>1.056865115898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44818512472">
                <text:p>1.064481851247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1544511773138">
                <text:p>1.0154451177313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69325174456">
                <text:p>1.06932517445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30910725058767">
                <text:p>0.930910725058767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10822083801">
                <text:p>1.06110822083801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07533431843854">
                <text:p>0.907533431843854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824428069982891">
                <text:p>0.824428069982891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21816417658194">
                <text:p>0.82181641765819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17782615037879">
                <text:p>0.917782615037879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09207641291417">
                <text:p>0.90920764129141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78625462644776">
                <text:p>0.7862546264477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810028812721281">
                <text:p>0.810028812721281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594294985100271">
                <text:p>0.59429498510027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773427988964686">
                <text:p>0.77342798896468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691793635740585">
                <text:p>0.69179363574058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62942735488148">
                <text:p>0.96294273548814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64564784855199">
                <text:p>0.964564784855199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4066544384956">
                <text:p>0.8406654438495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853034129889946">
                <text:p>0.853034129889946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26762273929354">
                <text:p>0.92676227392935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72613580847287">
                <text:p>0.972613580847287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4066544384956">
                <text:p>0.8406654438495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88558104415416">
                <text:p>0.8855810441541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24229960669805">
                <text:p>0.92422996066980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75359192984444">
                <text:p>0.87535919298444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72190752384568">
                <text:p>0.97219075238456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46765365530093">
                <text:p>0.946765365530093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.02960318877551">
                <text:p>1.02960318877551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.00531053099187">
                <text:p>1.00531053099187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946765365530093">
                <text:p>0.946765365530093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.00907220499198">
                <text:p>1.0090722049919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778143712984288">
                <text:p>0.778143712984288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43057415013756">
                <text:p>0.843057415013756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.10340946981322">
                <text:p>1.1034094698132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05700729714471">
                <text:p>1.05700729714471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93339121870568">
                <text:p>0.893339121870568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.15122795772876">
                <text:p>1.1512279577287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404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0774">
                <text:p>2077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8262">
                <text:p>18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